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E0000020262AC32CD.png" manifest:media-type="image/png"/>
  <manifest:file-entry manifest:full-path="Pictures/10000201000002DA000002333E139C7A.png" manifest:media-type="image/png"/>
  <manifest:file-entry manifest:full-path="Pictures/10000201000002CE0000011C6AEDBE24.png" manifest:media-type="image/png"/>
  <manifest:file-entry manifest:full-path="Pictures/100002010000034E000001660E709BEA.png" manifest:media-type="image/png"/>
  <manifest:file-entry manifest:full-path="Pictures/100002010000028A000001B8B4A883FA.png" manifest:media-type="image/png"/>
  <manifest:file-entry manifest:full-path="Pictures/10000201000001EB000000B49FF2CFAD.png" manifest:media-type="image/png"/>
  <manifest:file-entry manifest:full-path="Pictures/100002010000023D000000BE5C796A10.png" manifest:media-type="image/png"/>
  <manifest:file-entry manifest:full-path="Pictures/10000201000002AE0000010A94EC9DD2.png" manifest:media-type="image/png"/>
  <manifest:file-entry manifest:full-path="Pictures/10000000000002AB000000BD2CAC1807.png" manifest:media-type="image/png"/>
  <manifest:file-entry manifest:full-path="Pictures/1000020100000324000002B2AB241B53.png" manifest:media-type="image/png"/>
  <manifest:file-entry manifest:full-path="Pictures/100002010000029200000162A0F6D6D8.png" manifest:media-type="image/png"/>
  <manifest:file-entry manifest:full-path="Pictures/10000201000002A9000001C3ACD85E2F.png" manifest:media-type="image/png"/>
  <manifest:file-entry manifest:full-path="Pictures/100000000000031A0000007B40DF3942.png" manifest:media-type="image/png"/>
  <manifest:file-entry manifest:full-path="Pictures/100002010000029A000000828E595807.png" manifest:media-type="image/png"/>
  <manifest:file-entry manifest:full-path="Pictures/10000201000002BB000000E4A1152918.png" manifest:media-type="image/png"/>
  <manifest:file-entry manifest:full-path="Pictures/1000020100000296000000C44BE4C44F.png" manifest:media-type="image/png"/>
  <manifest:file-entry manifest:full-path="Pictures/100002010000025D0000008233EDBB94.png" manifest:media-type="image/png"/>
  <manifest:file-entry manifest:full-path="Pictures/10000201000002D20000005CBCA42AEE.png" manifest:media-type="image/png"/>
  <manifest:file-entry manifest:full-path="Pictures/1000020100000341000002F708606F99.png" manifest:media-type="image/png"/>
  <manifest:file-entry manifest:full-path="Pictures/10000201000003E5000002F03F646A75.png" manifest:media-type="image/png"/>
  <manifest:file-entry manifest:full-path="Pictures/10000000000002A8000000903E7FA921.png" manifest:media-type="image/png"/>
  <manifest:file-entry manifest:full-path="Pictures/10000201000002FB000001ACF0CEF24E.png" manifest:media-type="image/png"/>
  <manifest:file-entry manifest:full-path="Pictures/10000201000002A70000024CE69A6F66.png" manifest:media-type="image/png"/>
  <manifest:file-entry manifest:full-path="Pictures/10000201000002DA0000034940CE5334.png" manifest:media-type="image/png"/>
  <manifest:file-entry manifest:full-path="Pictures/10000201000002A3000000CFA1610771.png" manifest:media-type="image/png"/>
  <manifest:file-entry manifest:full-path="Pictures/100002010000029F0000007AB2A409D1.png" manifest:media-type="image/png"/>
  <manifest:file-entry manifest:full-path="Pictures/100002010000031B000001F6F8E83481.png" manifest:media-type="image/png"/>
  <manifest:file-entry manifest:full-path="Pictures/100002010000033D000000AA6E65AEE4.png" manifest:media-type="image/png"/>
  <manifest:file-entry manifest:full-path="Pictures/100002010000021700000128EFCEAC2B.png" manifest:media-type="image/png"/>
  <manifest:file-entry manifest:full-path="Pictures/10000201000002BC000001B8796EBDAA.png" manifest:media-type="image/png"/>
  <manifest:file-entry manifest:full-path="Pictures/10000201000002E300000254056B923D.png" manifest:media-type="image/png"/>
  <manifest:file-entry manifest:full-path="Pictures/1000020100000339000001A592DAA9C2.png" manifest:media-type="image/png"/>
  <manifest:file-entry manifest:full-path="Pictures/10000201000001D90000018E6FDF86D6.png" manifest:media-type="image/png"/>
  <manifest:file-entry manifest:full-path="Pictures/100002010000029A000001F34879CC9C.png" manifest:media-type="image/png"/>
  <manifest:file-entry manifest:full-path="Pictures/10000201000002AD0000002C406A562A.png" manifest:media-type="image/png"/>
  <manifest:file-entry manifest:full-path="Pictures/10000201000002BE00000255CE3483E1.png" manifest:media-type="image/png"/>
  <manifest:file-entry manifest:full-path="Pictures/10000201000001F30000007808E46FED.png" manifest:media-type="image/png"/>
  <manifest:file-entry manifest:full-path="Pictures/10000201000002AF0000002C5E921C9F.png" manifest:media-type="image/png"/>
  <manifest:file-entry manifest:full-path="Pictures/10000201000000CD0000008C3FB97CD5.png" manifest:media-type="image/png"/>
  <manifest:file-entry manifest:full-path="Pictures/1000020100000395000002FB60C7C36A.png" manifest:media-type="image/png"/>
  <manifest:file-entry manifest:full-path="Pictures/10000201000003A80000033F9AC61E3F.png" manifest:media-type="image/png"/>
  <manifest:file-entry manifest:full-path="Pictures/10000000000002AA0000007973765AE9.png" manifest:media-type="image/png"/>
  <manifest:file-entry manifest:full-path="Pictures/10000201000003F50000025EA69E11AD.png" manifest:media-type="image/png"/>
  <manifest:file-entry manifest:full-path="Pictures/10000201000002E4000002260086E10F.png" manifest:media-type="image/png"/>
  <manifest:file-entry manifest:full-path="Pictures/10000000000000BC00000048490F4977.png" manifest:media-type="image/png"/>
  <manifest:file-entry manifest:full-path="Pictures/10000201000003ED0000033FD117CCCF.png" manifest:media-type="image/png"/>
  <manifest:file-entry manifest:full-path="Pictures/100002010000028C000001495393469F.png" manifest:media-type="image/png"/>
  <manifest:file-entry manifest:full-path="Pictures/100002010000023E0000033FB0941718.png" manifest:media-type="image/png"/>
  <manifest:file-entry manifest:full-path="Pictures/100002010000038A0000028D886BC6C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 style:family="table">
      <style:table-properties style:width="7.4903in" table:align="right" style:may-break-between-rows="false"/>
    </style:style>
    <style:style style:name="Table2.A" style:family="table-column">
      <style:table-column-properties style:column-width="1.7188in"/>
    </style:style>
    <style:style style:name="Table2.B" style:family="table-column">
      <style:table-column-properties style:column-width="5.7715in"/>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data-style-name="N37">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Courier New1" fo:font-size="10pt" style:font-size-asian="10pt" style:font-size-complex="10pt"/>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style:font-name="Helvetica2" fo:font-size="22pt" fo:font-weight="bold" style:font-size-asian="22pt" style:font-weight-asian="bold" style:font-size-complex="22pt" style:font-weight-complex="bold"/>
    </style:style>
    <style:style style:name="P8" style:family="paragraph" style:parent-style-name="Text_20_body">
      <style:paragraph-properties fo:break-before="page"/>
      <style:text-properties fo:font-weight="bold" style:font-weight-asian="bold" style:font-weight-complex="bold"/>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Text_20_body">
      <style:text-properties fo:background-color="transparent"/>
    </style:style>
    <style:style style:name="P12" style:family="paragraph" style:parent-style-name="Text_20_body">
      <style:text-properties fo:font-weight="normal" fo:background-color="transparent"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weight="bold"/>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color="#0000ff"/>
    </style:style>
    <style:style style:name="P18" style:family="paragraph" style:parent-style-name="Text_20_body">
      <style:text-properties fo:font-size="12pt" style:font-size-asian="12pt" style:font-size-complex="12pt"/>
    </style:style>
    <style:style style:name="P19" style:family="paragraph" style:parent-style-name="Text_20_body">
      <style:text-properties fo:font-size="12pt" fo:font-weight="normal" style:font-size-asian="12pt" style:font-weight-asian="normal" style:font-size-complex="12pt" style:font-weight-complex="normal"/>
    </style:style>
    <style:style style:name="P20" style:family="paragraph" style:parent-style-name="Text_20_body">
      <style:text-properties style:font-name="Times New Roman1" fo:font-style="italic" style:font-style-asian="italic" style:font-style-complex="italic"/>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style:font-name="Courier New1"/>
    </style:style>
    <style:style style:name="P23" style:family="paragraph" style:parent-style-name="Text_20_body">
      <style:text-properties style:font-name="Courier New1" fo:font-style="normal" style:font-style-asian="normal" style:font-style-complex="normal"/>
    </style:style>
    <style:style style:name="P24" style:family="paragraph" style:parent-style-name="Text_20_body">
      <style:text-properties style:font-name="Courier New1" fo:font-weight="normal" style:font-weight-asian="normal" style:font-weight-complex="normal"/>
    </style:style>
    <style:style style:name="P25" style:family="paragraph" style:parent-style-name="Text_20_body">
      <style:text-properties fo:font-style="normal" style:font-style-asian="normal" style:font-style-complex="normal"/>
    </style:style>
    <style:style style:name="P26" style:family="paragraph" style:parent-style-name="List_20_Contents">
      <style:paragraph-properties fo:margin-left="0.4925in" fo:margin-right="0in" fo:margin-top="0in" fo:margin-bottom="0.1965in" style:contextual-spacing="false" fo:text-indent="0in" style:auto-text-indent="false"/>
      <style:text-properties fo:font-size="12pt" style:font-size-asian="12pt" style:font-size-complex="12pt"/>
    </style:style>
    <style:style style:name="P27" style:family="paragraph" style:parent-style-name="List_20_Contents">
      <style:paragraph-properties fo:margin-left="0in" fo:margin-right="0in" fo:margin-top="0in" fo:margin-bottom="0.1965in" style:contextual-spacing="false" fo:text-indent="0in" style:auto-text-indent="false"/>
    </style:style>
    <style:style style:name="P28" style:family="paragraph" style:parent-style-name="Text_20_body">
      <style:paragraph-properties fo:margin-left="0in" fo:margin-right="0in" fo:text-indent="0in" style:auto-text-indent="false"/>
    </style:style>
    <style:style style:name="P29" style:family="paragraph" style:parent-style-name="Text_20_body">
      <style:paragraph-properties fo:margin-left="0in" fo:margin-right="0in" fo:text-indent="0in" style:auto-text-indent="false"/>
      <style:text-properties fo:font-style="normal" fo:font-weight="normal" style:font-style-asian="normal" style:font-weight-asian="bold" style:font-style-complex="normal" style:font-weight-complex="bold"/>
    </style:style>
    <style:style style:name="P30"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31"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32" style:family="paragraph" style:parent-style-name="Text_20_body">
      <style:paragraph-properties fo:margin-left="0in" fo:margin-right="0in" fo:text-indent="0in" style:auto-text-indent="false"/>
      <style:text-properties fo:font-style="italic" style:font-style-asian="italic" style:font-style-complex="italic"/>
    </style:style>
    <style:style style:name="P33" style:family="paragraph" style:parent-style-name="Text_20_body">
      <style:paragraph-properties fo:margin-left="0in" fo:margin-right="0in" fo:text-indent="0in" style:auto-text-indent="false" fo:break-before="page"/>
      <style:text-properties fo:font-weight="normal" style:font-weight-asian="normal" style:font-weight-complex="normal"/>
    </style:style>
    <style:style style:name="P34" style:family="paragraph" style:parent-style-name="Preformatted_20_Text">
      <style:text-properties style:font-name="Courier New1" fo:font-size="12pt" style:font-size-asian="12pt" style:font-size-complex="12pt"/>
    </style:style>
    <style:style style:name="P35" style:family="paragraph" style:parent-style-name="Preformatted_20_Text">
      <style:paragraph-properties fo:margin-top="0in" fo:margin-bottom="0.1965in" style:contextual-spacing="false"/>
    </style:style>
    <style:style style:name="P36" style:family="paragraph" style:parent-style-name="Preformatted_20_Text">
      <style:paragraph-properties fo:margin-top="0in" fo:margin-bottom="0.1965in" style:contextual-spacing="false"/>
      <style:text-properties style:font-name="Courier New1" fo:font-size="12pt" style:font-size-asian="12pt" style:font-size-complex="12pt"/>
    </style:style>
    <style:style style:name="P37" style:family="paragraph" style:parent-style-name="Preformatted_20_Text">
      <style:paragraph-properties fo:margin-top="0in" fo:margin-bottom="0.1965in" style:contextual-spacing="false"/>
      <style:text-properties fo:font-size="12pt" style:font-size-asian="12pt" style:font-size-complex="12pt"/>
    </style:style>
    <style:style style:name="P38" style:family="paragraph" style:parent-style-name="List_20_Contents">
      <style:paragraph-properties fo:margin-top="0in" fo:margin-bottom="0.1965in" style:contextual-spacing="false"/>
      <style:text-properties fo:font-size="12pt" style:font-size-asian="12pt" style:font-size-complex="12pt"/>
    </style:style>
    <style:style style:name="P39" style:family="paragraph" style:parent-style-name="Text_20_body">
      <style:paragraph-properties fo:margin-left="-0.0102in" fo:margin-right="0in" fo:text-indent="0in"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40" style:family="paragraph" style:parent-style-name="Text_20_body">
      <style:paragraph-properties fo:margin-top="0in" fo:margin-bottom="0in" style:contextual-spacing="false"/>
      <style:text-properties fo:font-size="12pt" style:font-size-asian="12pt" style:font-size-complex="12pt"/>
    </style:style>
    <style:style style:name="P41" style:family="paragraph" style:parent-style-name="Text_20_body">
      <style:paragraph-properties fo:margin-top="0in" fo:margin-bottom="0in" style:contextual-spacing="false"/>
      <style:text-properties fo:font-weight="bold"/>
    </style:style>
    <style:style style:name="P42" style:family="paragraph" style:parent-style-name="Text_20_body">
      <style:paragraph-properties fo:margin-left="0.5in" fo:margin-right="0in" fo:text-indent="0in" style:auto-text-indent="false"/>
    </style:style>
    <style:style style:name="P43"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1" fo:font-size="8pt" style:font-size-asian="8pt" style:font-size-complex="8pt"/>
    </style:style>
    <style:style style:name="P44" style:family="paragraph" style:parent-style-name="Standard" style:master-page-name="">
      <style:paragraph-properties fo:margin-left="0.5in" fo:margin-right="0in" fo:text-align="start" style:justify-single-word="false" fo:text-indent="0in" style:auto-text-indent="false" style:page-number="auto" fo:background-color="transparent" style:shadow="none">
        <style:tab-stops/>
        <style:background-image/>
      </style:paragraph-properties>
      <style:text-properties style:font-name="Courier New1" fo:font-size="8pt" style:font-size-asian="8pt" style:font-size-complex="8pt"/>
    </style:style>
    <style:style style:name="P45" style:family="paragraph" style:parent-style-name="Text_20_body">
      <style:paragraph-properties fo:margin-left="0.4898in" fo:margin-right="0in" fo:text-indent="0in" style:auto-text-indent="false"/>
    </style:style>
    <style:style style:name="P46" style:family="paragraph" style:parent-style-name="Standard">
      <style:text-properties fo:font-weight="bold" style:font-weight-asian="bold" style:font-weight-complex="bold"/>
    </style:style>
    <style:style style:name="P47" style:family="paragraph" style:parent-style-name="Standard">
      <style:text-properties fo:font-size="12pt" style:font-size-asian="12pt" style:font-size-complex="12pt"/>
    </style:style>
    <style:style style:name="P48" style:family="paragraph" style:parent-style-name="Standard">
      <style:text-properties style:font-name="Courier New1" fo:font-weight="normal" style:font-weight-asian="normal" style:font-weight-complex="normal"/>
    </style:style>
    <style:style style:name="P49" style:family="paragraph" style:parent-style-name="Text_20_body">
      <style:paragraph-properties fo:margin-top="0in" fo:margin-bottom="0.0799in" style:contextual-spacing="false"/>
      <style:text-properties fo:font-weight="bold" style:font-weight-asian="bold" style:font-weight-complex="bold"/>
    </style:style>
    <style:style style:name="P50" style:family="paragraph" style:parent-style-name="Standard">
      <style:paragraph-properties fo:margin-left="-0.4925in" fo:margin-right="0in" fo:text-indent="0in" style:auto-text-indent="false"/>
    </style:style>
    <style:style style:name="P51" style:family="paragraph" style:parent-style-name="Contents_20_2">
      <style:paragraph-properties>
        <style:tab-stops>
          <style:tab-stop style:position="7.3035in" style:type="right" style:leader-style="dotted" style:leader-text="."/>
        </style:tab-stops>
      </style:paragraph-properties>
    </style:style>
    <style:style style:name="P52" style:family="paragraph" style:parent-style-name="Contents_20_3">
      <style:paragraph-properties>
        <style:tab-stops>
          <style:tab-stop style:position="7.1071in" style:type="right" style:leader-style="dotted" style:leader-text="."/>
        </style:tab-stops>
      </style:paragraph-properties>
    </style:style>
    <style:style style:name="P53" style:family="paragraph" style:parent-style-name="Contents_20_1">
      <style:paragraph-properties>
        <style:tab-stops>
          <style:tab-stop style:position="7.5in" style:type="right" style:leader-style="dotted" style:leader-text="."/>
        </style:tab-stops>
      </style:paragraph-properties>
    </style:style>
    <style:style style:name="P54" style:family="paragraph" style:parent-style-name="Standard" style:master-page-name="Body_20_Page">
      <style:paragraph-properties fo:text-align="end" style:justify-single-word="false" style:page-number="auto" fo:background-color="transparent" style:shadow="none">
        <style:tab-stops/>
        <style:background-image/>
      </style:paragraph-properties>
    </style:style>
    <style:style style:name="P55"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officeooo:rsid="0003c163" officeooo:paragraph-rsid="0003c163" style:font-size-asian="16pt" style:font-weight-asian="bold" style:font-size-complex="16pt" style:font-weight-complex="bold"/>
    </style:style>
    <style:style style:name="P56" style:family="paragraph" style:parent-style-name="Standard" style:list-style-name="L42">
      <style:paragraph-properties fo:margin-top="0in" fo:margin-bottom="0.0799in" style:contextual-spacing="false"/>
    </style:style>
    <style:style style:name="P57" style:family="paragraph" style:parent-style-name="Text_20_body" style:list-style-name="L1">
      <style:text-properties fo:background-color="transparent"/>
    </style:style>
    <style:style style:name="P58" style:family="paragraph" style:parent-style-name="Text_20_body" style:list-style-name="L1">
      <style:text-properties fo:font-weight="normal" fo:background-color="transparent" style:font-weight-asian="normal" style:font-weight-complex="normal"/>
    </style:style>
    <style:style style:name="P59" style:family="paragraph" style:parent-style-name="Text_20_body" style:list-style-name="L5">
      <style:text-properties fo:font-weight="normal" style:font-weight-asian="normal" style:font-weight-complex="normal"/>
    </style:style>
    <style:style style:name="P60" style:family="paragraph" style:parent-style-name="Text_20_body" style:list-style-name="L2"/>
    <style:style style:name="P61" style:family="paragraph" style:parent-style-name="Text_20_body" style:list-style-name="L3"/>
    <style:style style:name="P62" style:family="paragraph" style:parent-style-name="Text_20_body" style:list-style-name="L4"/>
    <style:style style:name="P63" style:family="paragraph" style:parent-style-name="Text_20_body" style:list-style-name="L5"/>
    <style:style style:name="P64" style:family="paragraph" style:parent-style-name="Text_20_body" style:list-style-name="L5">
      <style:text-properties fo:font-weight="bold" style:font-weight-asian="bold" style:font-weight-complex="bold"/>
    </style:style>
    <style:style style:name="P65" style:family="paragraph" style:parent-style-name="Text_20_body" style:list-style-name="L18">
      <style:text-properties fo:font-weight="bold" style:font-weight-asian="bold" style:font-weight-complex="bold"/>
    </style:style>
    <style:style style:name="P66" style:family="paragraph" style:parent-style-name="Text_20_body" style:list-style-name="L6">
      <style:text-properties fo:font-size="12pt" style:font-size-asian="12pt" style:font-size-complex="12pt"/>
    </style:style>
    <style:style style:name="P67" style:family="paragraph" style:parent-style-name="Text_20_body" style:list-style-name="L7">
      <style:text-properties fo:font-size="12pt" style:font-size-asian="12pt" style:font-size-complex="12pt"/>
    </style:style>
    <style:style style:name="P68" style:family="paragraph" style:parent-style-name="Text_20_body" style:list-style-name="L8">
      <style:text-properties fo:font-size="12pt" style:font-size-asian="12pt" style:font-size-complex="12pt"/>
    </style:style>
    <style:style style:name="P69" style:family="paragraph" style:parent-style-name="Text_20_body" style:list-style-name="L9">
      <style:text-properties fo:font-size="12pt" style:font-size-asian="12pt" style:font-size-complex="12pt"/>
    </style:style>
    <style:style style:name="P70" style:family="paragraph" style:parent-style-name="Text_20_body" style:list-style-name="L10">
      <style:text-properties fo:font-size="12pt" style:font-size-asian="12pt" style:font-size-complex="12pt"/>
    </style:style>
    <style:style style:name="P71" style:family="paragraph" style:parent-style-name="Text_20_body" style:list-style-name="L16">
      <style:text-properties fo:font-size="12pt" style:font-size-asian="12pt" style:font-size-complex="12pt"/>
    </style:style>
    <style:style style:name="P72" style:family="paragraph" style:parent-style-name="Text_20_body" style:list-style-name="L26">
      <style:text-properties fo:font-size="12pt" style:font-size-asian="12pt" style:font-size-complex="12pt"/>
    </style:style>
    <style:style style:name="P73" style:family="paragraph" style:parent-style-name="Text_20_body" style:list-style-name="L27">
      <style:text-properties fo:font-size="12pt" style:font-size-asian="12pt" style:font-size-complex="12pt"/>
    </style:style>
    <style:style style:name="P74" style:family="paragraph" style:parent-style-name="Text_20_body" style:list-style-name="L28">
      <style:text-properties fo:font-size="12pt" style:font-size-asian="12pt" style:font-size-complex="12pt"/>
    </style:style>
    <style:style style:name="P75" style:family="paragraph" style:parent-style-name="Text_20_body" style:list-style-name="L30">
      <style:text-properties fo:font-size="12pt" style:font-size-asian="12pt" style:font-size-complex="12pt"/>
    </style:style>
    <style:style style:name="P76" style:family="paragraph" style:parent-style-name="Text_20_body" style:list-style-name="L31">
      <style:text-properties fo:font-size="12pt" style:font-size-asian="12pt" style:font-size-complex="12pt"/>
    </style:style>
    <style:style style:name="P77" style:family="paragraph" style:parent-style-name="Text_20_body" style:list-style-name="L32">
      <style:text-properties fo:font-size="12pt" style:font-size-asian="12pt" style:font-size-complex="12pt"/>
    </style:style>
    <style:style style:name="P78" style:family="paragraph" style:parent-style-name="Text_20_body" style:list-style-name="L33">
      <style:text-properties fo:font-size="12pt" style:font-size-asian="12pt" style:font-size-complex="12pt"/>
    </style:style>
    <style:style style:name="P79" style:family="paragraph" style:parent-style-name="Text_20_body" style:list-style-name="L34">
      <style:text-properties fo:font-size="12pt" style:font-size-asian="12pt" style:font-size-complex="12pt"/>
    </style:style>
    <style:style style:name="P80" style:family="paragraph" style:parent-style-name="Text_20_body" style:list-style-name="L35">
      <style:text-properties fo:font-size="12pt" style:font-size-asian="12pt" style:font-size-complex="12pt"/>
    </style:style>
    <style:style style:name="P81" style:family="paragraph" style:parent-style-name="Text_20_body" style:list-style-name="L36">
      <style:text-properties fo:font-size="12pt" style:font-size-asian="12pt" style:font-size-complex="12pt"/>
    </style:style>
    <style:style style:name="P82" style:family="paragraph" style:parent-style-name="Text_20_body" style:list-style-name="L44">
      <style:text-properties fo:font-size="12pt" style:font-size-asian="12pt" style:font-size-complex="12pt"/>
    </style:style>
    <style:style style:name="P83" style:family="paragraph" style:parent-style-name="Text_20_body" style:list-style-name="L45">
      <style:text-properties fo:font-size="12pt" style:font-size-asian="12pt" style:font-size-complex="12pt"/>
    </style:style>
    <style:style style:name="P84" style:family="paragraph" style:parent-style-name="Text_20_body" style:list-style-name="L19">
      <style:text-properties fo:font-size="12pt" fo:font-weight="normal" style:font-size-asian="12pt" style:font-weight-asian="normal" style:font-size-complex="12pt" style:font-weight-complex="normal"/>
    </style:style>
    <style:style style:name="P85" style:family="paragraph" style:parent-style-name="Text_20_body" style:list-style-name="L20">
      <style:text-properties fo:font-size="12pt" fo:font-weight="normal" style:font-size-asian="12pt" style:font-weight-asian="normal" style:font-size-complex="12pt" style:font-weight-complex="normal"/>
    </style:style>
    <style:style style:name="P86" style:family="paragraph" style:parent-style-name="Text_20_body" style:list-style-name="L25">
      <style:text-properties fo:font-size="12pt" fo:background-color="transparent" style:font-size-asian="12pt" style:font-size-complex="12pt"/>
    </style:style>
    <style:style style:name="P87" style:family="paragraph" style:parent-style-name="Text_20_body" style:list-style-name="L25">
      <style:text-properties fo:font-size="12pt" fo:font-weight="bold" fo:background-color="transparent" style:font-size-asian="12pt" style:font-weight-asian="bold" style:font-size-complex="12pt" style:font-weight-complex="bold"/>
    </style:style>
    <style:style style:name="P88" style:family="paragraph" style:parent-style-name="Text_20_body" style:list-style-name="L29">
      <style:text-properties fo:font-size="12pt" fo:font-weight="bold" style:font-size-asian="12pt" style:font-size-complex="12pt"/>
    </style:style>
    <style:style style:name="P89" style:family="paragraph" style:parent-style-name="Text_20_body" style:list-style-name="L32">
      <style:text-properties fo:font-size="12pt" fo:font-weight="bold" style:font-size-asian="12pt" style:font-size-complex="12pt"/>
    </style:style>
    <style:style style:name="P90" style:family="paragraph" style:parent-style-name="Text_20_body" style:list-style-name="L11"/>
    <style:style style:name="P91" style:family="paragraph" style:parent-style-name="Text_20_body" style:list-style-name="L12"/>
    <style:style style:name="P92" style:family="paragraph" style:parent-style-name="Text_20_body" style:list-style-name="L13"/>
    <style:style style:name="P93" style:family="paragraph" style:parent-style-name="Text_20_body" style:list-style-name="L14"/>
    <style:style style:name="P94" style:family="paragraph" style:parent-style-name="Text_20_body" style:list-style-name="L17"/>
    <style:style style:name="P95" style:family="paragraph" style:parent-style-name="Text_20_body" style:list-style-name="L20"/>
    <style:style style:name="P96" style:family="paragraph" style:parent-style-name="Text_20_body" style:list-style-name="L21"/>
    <style:style style:name="P97" style:family="paragraph" style:parent-style-name="Text_20_body" style:list-style-name="L22"/>
    <style:style style:name="P98" style:family="paragraph" style:parent-style-name="Text_20_body" style:list-style-name="L23"/>
    <style:style style:name="P99" style:family="paragraph" style:parent-style-name="Text_20_body" style:list-style-name="L24"/>
    <style:style style:name="P100" style:family="paragraph" style:parent-style-name="Text_20_body" style:list-style-name="L25"/>
    <style:style style:name="P101" style:family="paragraph" style:parent-style-name="Text_20_body" style:list-style-name="L31"/>
    <style:style style:name="P102" style:family="paragraph" style:parent-style-name="Text_20_body" style:list-style-name="L37"/>
    <style:style style:name="P103" style:family="paragraph" style:parent-style-name="Text_20_body" style:list-style-name="L38"/>
    <style:style style:name="P104" style:family="paragraph" style:parent-style-name="Text_20_body" style:list-style-name="L40"/>
    <style:style style:name="P105" style:family="paragraph" style:parent-style-name="Text_20_body" style:list-style-name="L42"/>
    <style:style style:name="P106" style:family="paragraph" style:parent-style-name="Text_20_body" style:list-style-name="L3">
      <style:paragraph-properties fo:margin-left="0.4925in" fo:margin-right="0in" fo:text-indent="0in" style:auto-text-indent="false"/>
    </style:style>
    <style:style style:name="P107" style:family="paragraph" style:parent-style-name="Text_20_body" style:list-style-name="L14">
      <style:paragraph-properties fo:margin-top="0in" fo:margin-bottom="0.1965in" style:contextual-spacing="false"/>
      <style:text-properties style:font-name="Courier New1" fo:font-size="12pt" style:font-size-asian="12pt" style:font-size-complex="12pt"/>
    </style:style>
    <style:style style:name="P108" style:family="paragraph" style:parent-style-name="Text_20_body" style:list-style-name="L15">
      <style:paragraph-properties fo:margin-left="-0.0102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09" style:family="paragraph" style:parent-style-name="Text_20_body" style:list-style-name="L15">
      <style:paragraph-properties fo:margin-left="-0.0102in" fo:margin-right="0in" fo:text-indent="0in" style:auto-text-indent="false"/>
      <style:text-properties fo:font-size="12pt" style:font-size-asian="12pt" style:font-size-complex="12pt"/>
    </style:style>
    <style:style style:name="P110" style:family="paragraph" style:parent-style-name="Text_20_body" style:list-style-name="L28">
      <style:paragraph-properties fo:margin-top="0in" fo:margin-bottom="0in" style:contextual-spacing="false"/>
      <style:text-properties fo:font-size="12pt" style:font-size-asian="12pt" style:font-size-complex="12pt"/>
    </style:style>
    <style:style style:name="P111" style:family="paragraph" style:parent-style-name="Text_20_body" style:list-style-name="L43">
      <style:paragraph-properties fo:margin-top="0in" fo:margin-bottom="0in" style:contextual-spacing="false"/>
    </style:style>
    <style:style style:name="P112" style:family="paragraph" style:parent-style-name="Text_20_body" style:list-style-name="L40">
      <style:paragraph-properties fo:margin-top="0in" fo:margin-bottom="0.0799in" style:contextual-spacing="false"/>
    </style:style>
    <style:style style:name="P113" style:family="paragraph" style:parent-style-name="Text_20_body" style:list-style-name="L41">
      <style:paragraph-properties fo:margin-top="0in" fo:margin-bottom="0.0799in" style:contextual-spacing="false"/>
    </style:style>
    <style:style style:name="P114" style:family="paragraph" style:parent-style-name="Text_20_body" style:list-style-name="L41">
      <style:paragraph-properties fo:margin-top="0in" fo:margin-bottom="0.0799in" style:contextual-spacing="false"/>
      <style:text-properties fo:font-weight="bold" style:font-weight-asian="bold" style:font-weight-complex="bold"/>
    </style:style>
    <style:style style:name="P115" style:family="paragraph" style:parent-style-name="Text_20_body" style:list-style-name="L42">
      <style:paragraph-properties fo:margin-top="0in" fo:margin-bottom="0.0799in" style:contextual-spacing="false"/>
    </style:style>
    <style:style style:name="P116" style:family="paragraph" style:parent-style-name="Heading_20_1">
      <style:paragraph-properties fo:break-before="page"/>
    </style:style>
    <style:style style:name="P117" style:family="paragraph" style:parent-style-name="Heading_20_2">
      <style:paragraph-properties fo:break-before="page"/>
    </style:style>
    <style:style style:name="P118" style:family="paragraph" style:parent-style-name="List_20_Heading" style:list-style-name="L39"/>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italic" style:font-weight-asian="normal" style:font-style-complex="italic"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fo:color="#0000ff" style:text-underline-style="solid" style:text-underline-width="auto" style:text-underline-color="font-color"/>
    </style:style>
    <style:style style:name="T10" style:family="text">
      <style:text-properties fo:color="#0000ff" style:text-underline-style="solid" style:text-underline-width="auto" style:text-underline-color="font-color" fo:font-weight="normal" style:font-weight-asian="normal" style:font-weight-complex="normal"/>
    </style:style>
    <style:style style:name="T11" style:family="text">
      <style:text-properties fo:color="#0000ff" style:font-name="Times New Roman1" style:text-underline-style="solid"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fo:font-size="12pt"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bold" style:font-size-asian="12pt" style:font-size-complex="12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weight="bold" fo:background-color="transparent" loext:char-shading-value="0" style:font-size-asian="12pt" style:font-size-complex="12pt"/>
    </style:style>
    <style:style style:name="T18" style:family="text">
      <style:text-properties fo:font-size="12pt" fo:background-color="transparent" loext:char-shading-value="0" style:font-size-asian="12pt" style:font-size-complex="12pt"/>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weight-asian="normal" style:font-weight-complex="normal"/>
    </style:style>
    <style:style style:name="T22" style:family="text">
      <style:text-properties style:font-name="Courier"/>
    </style:style>
    <style:style style:name="T23" style:family="text">
      <style:text-properties style:font-name="Courier New1"/>
    </style:style>
    <style:style style:name="T24" style:family="text">
      <style:text-properties style:font-name="Courier New1" fo:font-size="12pt" fo:font-weight="normal" style:font-size-asian="12pt" style:font-weight-asian="normal" style:font-size-complex="12pt" style:font-weight-complex="normal"/>
    </style:style>
    <style:style style:name="T25" style:family="text">
      <style:text-properties style:font-weight-asian="bold" style:font-weight-complex="bold"/>
    </style:style>
    <style:style style:name="T26" style:family="text">
      <style:text-properties style:font-name="Courier New2"/>
    </style:style>
    <style:style style:name="T27" style:family="text">
      <style:text-properties officeooo:rsid="0003c115"/>
    </style:style>
    <style:style style:name="T28" style:family="text">
      <style:text-properties officeooo:rsid="0003c163"/>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75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75in" text:min-label-width="0.25in"/>
        <style:text-properties style:font-name="StarSymbol1"/>
      </text:list-level-style-bullet>
      <text:list-level-style-bullet text:level="5" text:style-name="Bullet_20_Symbols" text:bullet-char="○">
        <style:list-level-properties text:space-before="2.25in" text:min-label-width="0.25in"/>
        <style:text-properties style:font-name="StarSymbol1"/>
      </text:list-level-style-bullet>
      <text:list-level-style-bullet text:level="6" text:style-name="Bullet_20_Symbols" text:bullet-char="■">
        <style:list-level-properties text:space-before="2.75in" text:min-label-width="0.25in"/>
        <style:text-properties style:font-name="StarSymbol1"/>
      </text:list-level-style-bullet>
      <text:list-level-style-bullet text:level="7" text:style-name="Bullet_20_Symbols" text:bullet-char="●">
        <style:list-level-properties text:space-before="3.25in" text:min-label-width="0.25in"/>
        <style:text-properties style:font-name="StarSymbol1"/>
      </text:list-level-style-bullet>
      <text:list-level-style-bullet text:level="8" text:style-name="Bullet_20_Symbols" text:bullet-char="○">
        <style:list-level-properties text:space-before="3.75in" text:min-label-width="0.25in"/>
        <style:text-properties style:font-name="StarSymbol1"/>
      </text:list-level-style-bullet>
      <text:list-level-style-bullet text:level="9" text:style-name="Bullet_20_Symbols" text:bullet-char="■">
        <style:list-level-properties text:space-before="4.25in" text:min-label-width="0.25in"/>
        <style:text-properties style:font-name="StarSymbol1"/>
      </text:list-level-style-bullet>
      <text:list-level-style-bullet text:level="10" text:style-name="Bullet_20_Symbols" text:bullet-char="●">
        <style:list-level-properties text:space-before="4.75in" text:min-label-width="0.25in"/>
        <style:text-properties style:font-name="StarSymbol1"/>
      </text:list-level-style-bullet>
    </text:list-style>
    <text:list-style style:name="L1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75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75in" text:min-label-width="0.25in"/>
        <style:text-properties style:font-name="StarSymbol1"/>
      </text:list-level-style-bullet>
      <text:list-level-style-bullet text:level="5" text:style-name="Bullet_20_Symbols" text:bullet-char="○">
        <style:list-level-properties text:space-before="2.25in" text:min-label-width="0.25in"/>
        <style:text-properties style:font-name="StarSymbol1"/>
      </text:list-level-style-bullet>
      <text:list-level-style-bullet text:level="6" text:style-name="Bullet_20_Symbols" text:bullet-char="■">
        <style:list-level-properties text:space-before="2.75in" text:min-label-width="0.25in"/>
        <style:text-properties style:font-name="StarSymbol1"/>
      </text:list-level-style-bullet>
      <text:list-level-style-bullet text:level="7" text:style-name="Bullet_20_Symbols" text:bullet-char="●">
        <style:list-level-properties text:space-before="3.25in" text:min-label-width="0.25in"/>
        <style:text-properties style:font-name="StarSymbol1"/>
      </text:list-level-style-bullet>
      <text:list-level-style-bullet text:level="8" text:style-name="Bullet_20_Symbols" text:bullet-char="○">
        <style:list-level-properties text:space-before="3.75in" text:min-label-width="0.25in"/>
        <style:text-properties style:font-name="StarSymbol1"/>
      </text:list-level-style-bullet>
      <text:list-level-style-bullet text:level="9" text:style-name="Bullet_20_Symbols" text:bullet-char="■">
        <style:list-level-properties text:space-before="4.25in" text:min-label-width="0.25in"/>
        <style:text-properties style:font-name="StarSymbol1"/>
      </text:list-level-style-bullet>
      <text:list-level-style-bullet text:level="10" text:style-name="Bullet_20_Symbols" text:bullet-char="●">
        <style:list-level-properties text:space-before="4.75in" text:min-label-width="0.25in"/>
        <style:text-properties style:font-name="StarSymbol1"/>
      </text:list-level-style-bullet>
    </text:list-style>
    <text:list-style style:name="L15">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6">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number text:level="1" text:style-name="Numbering_20_Symbols" style:num-prefix=" " style:num-suffix=" " style:num-format="1" text:start-value="2">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19">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0">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4"><draw:frame draw:style-name="fr3" draw:name="graphics1" text:anchor-type="as-char" svg:width="2.1909in" svg:height="0.889in" draw:z-index="0"><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s/>User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0.<text:span text:style-name="T28">4</text:span></text:p>
      <text:p text:style-name="P55">June 2014</text:p>
      <text:p text:style-name="P2"/>
      <text:p text:style-name="P7">Table of Conten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text:s/>1 Overview<text:tab/>4</text:p>
          <text:p text:style-name="P51"><text:s/>1.1 Copyright and trademark information<text:tab/>4</text:p>
          <text:p text:style-name="P51"><text:s/>1.2 Feedback<text:tab/>4</text:p>
          <text:p text:style-name="P51"><text:s/>1.3 Acknowledgments<text:tab/>4</text:p>
          <text:p text:style-name="P51"><text:s/>1.4 Modifications and Updates<text:tab/>4</text:p>
          <text:p text:style-name="P53"><text:s/>2 Introduction<text:tab/>5</text:p>
          <text:p text:style-name="P53"><text:s/>3 Getting started with Roller<text:tab/>6</text:p>
          <text:p text:style-name="P51"><text:s/>3.1 Getting started with a new Roller installation<text:tab/>6</text:p>
          <text:p text:style-name="P51"><text:s/>3.2 Creating a new user and weblog <text:tab/>7</text:p>
          <text:p text:style-name="P51"><text:s/>3.3 Getting around in Roller<text:tab/>9</text:p>
          <text:p text:style-name="P53"><text:s/>4 Creating and editing your weblog<text:tab/>10</text:p>
          <text:p text:style-name="P51"><text:s/>4.1 Creating and editing a weblog entry<text:tab/>11</text:p>
          <text:p text:style-name="P52"><text:s/>4.1.1 Weblog editor fields<text:tab/>12</text:p>
          <text:p text:style-name="P52"><text:s/>4.1.2 Weblog editor buttons<text:tab/>12</text:p>
          <text:p text:style-name="P52"><text:s/>4.1.3 Weblog editor plugin settings<text:tab/>13</text:p>
          <text:p text:style-name="P52"><text:s/>4.1.4 Weblog editor advanced settings<text:tab/>13</text:p>
          <text:p text:style-name="P51"><text:s/>4.2 Finding and editing weblog entries<text:tab/>14</text:p>
          <text:p text:style-name="P51"><text:s/>4.3 Managing categories<text:tab/>15</text:p>
          <text:p text:style-name="P51"><text:s/>4.4 Managing your weblog's blogroll<text:tab/>16</text:p>
          <text:p text:style-name="P51"><text:s/>4.5 Uploading images and other files to your weblog <text:tab/>17</text:p>
          <text:p text:style-name="P52"><text:s/>4.5.1 How to upload files<text:tab/>18</text:p>
          <text:p text:style-name="P52"><text:s/>4.5.2 How to edit and update files<text:tab/>20</text:p>
          <text:p text:style-name="P52"><text:s/>4.5.3 How to use Media File Directories<text:tab/>21</text:p>
          <text:p text:style-name="P52"><text:s/>4.5.4 How to delete Media Files<text:tab/>21</text:p>
          <text:p text:style-name="P52"><text:s/>4.5.5 How to delete Media File Directories<text:tab/>21</text:p>
          <text:p text:style-name="P52"><text:s/>4.5.6 How to post images to your weblog<text:tab/>21</text:p>
          <text:p text:style-name="P52"><text:s/>4.5.7 How to post a podcast to your weblog<text:tab/>21</text:p>
          <text:p text:style-name="P51"><text:s/>4.6 Podcasting with Roller<text:tab/>22</text:p>
          <text:p text:style-name="P52"><text:s/>4.6.1 How to create a podcast feed with Roller <text:tab/>22</text:p>
          <text:p text:style-name="P51"><text:s/>4.7 Using a weblog client with Roller<text:tab/>23</text:p>
          <text:p text:style-name="P53"><text:s/>5 Working with comments and trackbacks<text:tab/>24</text:p>
          <text:p text:style-name="P51"><text:s/>5.1 Comment notification via email<text:tab/>24</text:p>
          <text:p text:style-name="P51"><text:s/>5.2 Comment management<text:tab/>24</text:p>
          <text:p text:style-name="P51"><text:s/>5.3 Comment moderation<text:tab/>25</text:p>
          <text:p text:style-name="P51"><text:s/>5.4 Global comment management<text:tab/>25</text:p>
          <text:p text:style-name="P51"><text:s/>5.5 Preventing weblog spam <text:tab/>26</text:p>
          <text:p text:style-name="P51"><text:s/>5.6 Sending trackbacks<text:tab/>27</text:p>
          <text:p text:style-name="P53"><text:s/>6 Choosing your weblog theme <text:tab/>28</text:p>
          <text:p text:style-name="P53"><text:s/>7 Managing your weblog preferences<text:tab/>29</text:p>
          <text:p text:style-name="P51"><text:s/>7.1 Weblog settings<text:tab/>29</text:p>
          <text:p text:style-name="P52"><text:s/>7.1.1 General settings <text:tab/>29</text:p>
          <text:p text:style-name="P52"><text:s/>7.1.2 Internationalization Settings<text:tab/>30</text:p>
          <text:p text:style-name="P52"><text:s/>7.1.3 Comments and default comment settings<text:tab/>30</text:p>
          <text:p text:style-name="P52"><text:s/>7.1.4 Weblog client API <text:tab/>31</text:p>
          <text:p text:style-name="P52"><text:s/>7.1.5 Formatting <text:tab/>31</text:p>
          <text:p text:style-name="P52"><text:soft-page-break/><text:s/>7.1.6 Spam prevention <text:tab/>32</text:p>
          <text:p text:style-name="P51"><text:s/>7.2 Weblog members: managing a group blog<text:tab/>33</text:p>
          <text:p text:style-name="P53"><text:s/>8 Using weblog pings<text:tab/>35</text:p>
          <text:p text:style-name="P51"><text:s/>8.1 Registering with an Aggregator<text:tab/>35</text:p>
          <text:p text:style-name="P51"><text:s/>8.2 Ping Targets, Common and Custom<text:tab/>35</text:p>
          <text:p text:style-name="P51"><text:s/>8.3 Setting up Automated Pings<text:tab/>35</text:p>
          <text:p text:style-name="P51"><text:s/>8.4 Sending a Manual Ping<text:tab/>37</text:p>
          <text:p text:style-name="P51"><text:s/>8.5 Creating and Editing Custom Ping Targets<text:tab/>37</text:p>
          <text:p text:style-name="P51"><text:s/>8.6 More on Registering with an Aggregator<text:tab/>39</text:p>
          <text:p text:style-name="P53"><text:s/>9 Roller administration<text:tab/>40</text:p>
          <text:p text:style-name="P51"><text:s/>9.1 Managing users<text:tab/>40</text:p>
          <text:p text:style-name="P51"><text:s/>9.2 Configuring Roller<text:tab/>42</text:p>
          <text:p text:style-name="P53"><text:s/>10 Weblog update ping administration<text:tab/>45</text:p>
          <text:p text:style-name="P51"><text:s/>10.1 Creating and editing common ping targets<text:tab/>45</text:p>
          <text:p text:style-name="P51"><text:s/>10.2 How Roller Processes Weblog Update Pings<text:tab/>45</text:p>
          <text:p text:style-name="P51"><text:s/>10.3 Configuration Properties Controlling Ping Processing<text:tab/>46</text:p>
          <text:p text:style-name="P51"><text:s/>10.4 Suspending all ping processing<text:tab/>46</text:p>
          <text:p text:style-name="P51"><text:s/>10.5 Controlling and disabling ping usage<text:tab/>46</text:p>
          <text:p text:style-name="P51"><text:s/>10.6 Initialization of common ping targets<text:tab/>47</text:p>
          <text:p text:style-name="P53"><text:s/>11 Weblog Export<text:tab/>48</text:p>
          <text:p text:style-name="P53"><text:s/>12 Planet Roller administration <text:tab/>49</text:p>
          <text:p text:style-name="P51"><text:s/>12.1 Configuring Planet Roller<text:tab/>49</text:p>
          <text:p text:style-name="P51"><text:s/>12.2 Adding external weblogs to Planet Roller<text:tab/>51</text:p>
          <text:p text:style-name="P51"><text:s/>12.3 Adding custom groups to Planet Roller<text:tab/>52</text:p>
          <text:p text:style-name="P53"><text:s/>13 Apache Software License, Version 2.0<text:tab/>53</text:p>
        </text:index-body>
      </text:table-of-content>
      <text:p text:style-name="Text_20_body"/>
      <text:h text:style-name="P116" text:outline-level="1">Overview</text:h>
      <text:p text:style-name="Text_20_body">This document is a user guide to the Apache Roller Weblogger, the Java-based and open source weblog server that is produced by the Apache Roller project of the Apache Software Foundation. </text:p>
      <text:p text:style-name="Text_20_body">There are separate guides available on other topics; an Template Guide for those who wish to customize the layout and design of their weblog pages and an Installation Guide for those installing the Roller software on a web server.</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dev@roller.apache.org</text:p>
      <text:p text:style-name="P2"/>
      <text:h text:style-name="Heading_20_2" text:outline-level="2">Acknowledgments</text:h>
      <text:p text:style-name="P2">The general format of this document was based on the documentation template used by OpenOffice.org.</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9">Date</text:p>
            </table:table-cell>
            <table:table-cell table:style-name="Table2.B1" office:value-type="string">
              <text:p text:style-name="P9">Description of Change</text:p>
            </table:table-cell>
          </table:table-row>
        </table:table-header-rows>
        <table:table-row>
          <table:table-cell table:style-name="Table2.A2" office:value-type="date" office:date-value="2007-08-11">
            <text:p text:style-name="P10">08/11/07</text:p>
          </table:table-cell>
          <table:table-cell table:style-name="Table2.B5" office:value-type="string">
            <text:p text:style-name="P10">Rewrites and updates for Roller 4.0, Dave Johnson</text:p>
          </table:table-cell>
        </table:table-row>
        <table:table-row>
          <table:table-cell table:style-name="Table2.A2" office:value-type="date" office:date-value="2007-07-05">
            <text:p text:style-name="P10">07/05/07</text:p>
          </table:table-cell>
          <table:table-cell table:style-name="Table2.B5" office:value-type="string">
            <text:p text:style-name="P10">New format/layout, Dave Johnson</text:p>
          </table:table-cell>
        </table:table-row>
        <table:table-row>
          <table:table-cell table:style-name="Table2.A2" office:value-type="date" office:date-value="2007-07-31">
            <text:p text:style-name="P10">07/31/07</text:p>
          </table:table-cell>
          <table:table-cell table:style-name="Table2.B5" office:value-type="string">
            <text:p text:style-name="P10">Roller 4.0 updates from Linda Skrocki</text:p>
          </table:table-cell>
        </table:table-row>
        <table:table-row>
          <table:table-cell table:style-name="Table2.A2" office:value-type="date" office:date-value="2008-12-23">
            <text:p text:style-name="P10">12/23/08</text:p>
          </table:table-cell>
          <table:table-cell table:style-name="Table2.B5" office:value-type="string">
            <text:p text:style-name="P10">Notes on how email addresses are used</text:p>
          </table:table-cell>
        </table:table-row>
      </table:table>
      <text:p text:style-name="P2"/>
      <text:h text:style-name="P116" text:outline-level="1">Introduction</text:h>
      <text:p text:style-name="Text_20_body">This user guide describes how to use the Apache Roller Weblogger or Roller for short, a web application that can support a single user weblog, thousands of weblogs and/or group weblogs. </text:p>
      <text:p text:style-name="Text_20_body">You'll learn how to register as a new user. You'll learn how to create one or more weblogs for yourself or a group of your friends. You'll learn how to create, edit and post weblog entries. We will also cover more advanced topics such as adjusting your weblog's settings, how to customize your blogroller, how to manage weblog pings and more.</text:p>
      <text:p text:style-name="Text_20_body">First, let's get some terminology out of the way because there's a lot of jargon in weblogging. Here's a list of some of the terms we use in this manual without a whole lot of background.</text:p>
      <text:list xml:id="list6964865676012527820" text:style-name="L1">
        <text:list-item>
          <text:p text:style-name="P57"><text:span text:style-name="T2">Weblog</text:span>: A set of web pages and RSS/Atom feeds that display weblog entries written by one or more authors, uploaded <text:s text:c="2"/>images, bookmarks and comments posted by visitors. Weblog entries are displayed on the main page of the weblog and in the weblog's feeds in reverse chronological order.</text:p>
        </text:list-item>
        <text:list-item>
          <text:p text:style-name="P57"><text:span text:style-name="T2">Weblog entry</text:span>. A single weblog entry with a title, publication timestamp, summary, content and some settings <text:span text:style-name="T3">that indicate if and when comments are allowed.</text:span></text:p>
        </text:list-item>
        <text:list-item>
          <text:p text:style-name="P58"><text:span text:style-name="T2">Comment</text:span>. A comment posted by a visitor to a weblog and regarding one specific weblog post. A comment has an email address, a publication timestamp and some content.</text:p>
        </text:list-item>
        <text:list-item>
          <text:p text:style-name="P58"><text:span text:style-name="T2">Trackback</text:span>. A comment posted by a remote weblog regarding one specific weblog post. Trackbacks are stored as comments by Roller. </text:p>
        </text:list-item>
        <text:list-item>
          <text:p text:style-name="P58"><text:span text:style-name="T2">Templates</text:span>. Each Roller weblog is defined by a set of HTML and CSS templates that provide the layout and styles for the weblog. Normally templates are authored using Velocity template language, but other languages are possible via plugins (i.e. Groovy Server Pages, JRuby, etc.)</text:p>
        </text:list-item>
        <text:list-item>
          <text:p text:style-name="P58"><text:span text:style-name="T2">Feed</text:span>. A feed is an XML representation of the most recent entries, comments or other data. Folks can subscribe to your feed to be alerted of new weblog entries and comments posted. Roller supports both RSS and Atom formats for feeds.</text:p>
        </text:list-item>
        <text:list-item>
          <text:p text:style-name="P58"><text:span text:style-name="T2">Feed reader</text:span>. Software that makes it easy to subscribe to and read feeds, e.g. Google Reader, Net News Wire, Feed Demon, etc.</text:p>
        </text:list-item>
        <text:list-item>
          <text:p text:style-name="P58"><text:span text:style-name="T2">Blog client</text:span>. Software that makes it easy to post to your weblog, e.g. Ecto and Mars Edit.</text:p>
        </text:list-item>
      </text:list>
      <text:p text:style-name="P12"/>
      <text:p text:style-name="P12">With that out of the way, let's get started blogging with Roller. </text:p>
      <text:p text:style-name="Text_20_body"/>
      <text:h text:style-name="Heading_20_1" text:outline-level="1">Getting started with Roller</text:h>
      <text:p text:style-name="Text_20_body">Getting started with Roller means different things to different people. If you are using an existing Roller server, then getting started means registering a new user and creating or joining a weblog. If that's the case for you, skip ahead to section 3.2. If you just finished setting up your own Roller installation on your own web server, then getting started means a little bit more. You've got a little post installation work to do.</text:p>
      <text:h text:style-name="Heading_20_2" text:outline-level="2">Getting started with a new Roller installation</text:h>
      <text:p text:style-name="Text_20_body">Once you've got Roller up and running you will see a screen like the one below, which explains exactly what you've got to do to get started with Roller. First, create a new user so you can login. Second, login and create a weblog for yourself or one to server as the front page of the site or both. Third, designate which weblog is the front page weblog. </text:p>
      <text:p text:style-name="Text_20_body"><draw:frame draw:style-name="fr1" draw:name="Frame32" text:anchor-type="paragraph" svg:x="0.4626in" svg:y="0.1563in" svg:width="5.8626in" draw:z-index="44"><draw:text-box fo:min-height="4.0319in"><text:p text:style-name="Illustration">Illustration <text:sequence text:ref-name="refIllustration0" text:name="Illustration" text:formula="ooow:Illustration+1" style:num-format="1">1</text:sequence>: Welcome to Roller</text:p><text:p text:style-name="Illustration"><draw:frame draw:style-name="fr4" draw:name="graphics30" text:anchor-type="paragraph" svg:width="5.8626in" svg:height="4.2252in" draw:z-index="71"><draw:image xlink:href="Pictures/100002010000038A0000028D886BC6C1.png" xlink:type="simple" xlink:show="embed" xlink:actuate="onLoad"/></draw:frame></text:p></draw:text-box></draw:frame></text:p>
      <text:p text:style-name="Text_20_body"><text:span text:style-name="T2">Creating the first user. </text:span>Your first step is to create a new user. Remember, the first user you create will be given administrative privileges. You might want to use the username "admin" or something similar. Later, you can login as the admin user when you need to change site-wide settings. If you wish, you can grant other users admin privileges so they can help out with admin duties. Let's take a look at the user registration page. You can see the new user registration form in the next section.</text:p>
      <text:p text:style-name="Text_20_body"><text:span text:style-name="T2">Create the first weblog(s). </text:span>Next you should create at least one weblog. See section 3.2 below for some more information the create weblog page. If you are running a personal blog site, then you might want your weblog to <text:soft-page-break/>serve as the front page of your site. In that case, create a weblog, use a normal weblog theme (i.e. not the Roller Homepage theme) and assign your weblog as the front page weblog of the site.</text:p>
      <text:p text:style-name="Text_20_body">If you are running a community weblog site with multiple weblogs, then you will probably want to create a weblog to serve as the front page of the site. Create a new weblog, name it "main" or "community" or something suitable because its name will appear in URLs. And we recommend that you use the Roller Homepage theme because it is specially designed to serve as a weblog community front page, aggregating all of the site's weblogs together but having no content of its own.</text:p>
      <text:p text:style-name="Text_20_body"><text:span text:style-name="T2">Designate a front page weblog. </text:span>Once you've created a front page weblog, whether it be a personal weblog or a community aggregator, you need to tell Roller. So, select your front page weblog and, if you are running a community site then set the <text:span text:style-name="T5">Enable aggregated site-wide frontpage</text:span> checkbox before you click Save.</text:p>
      <text:p text:style-name="Text_20_body">If you've read this far, you've probably created your own user and weblog and if so you can skip the next section.</text:p>
      <text:h text:style-name="Heading_20_2" text:outline-level="2">Creating a new user and weblog </text:h>
      <text:p text:style-name="Text_20_body">To create a new user use the Register link, which can be found in the top right of the Roller login page. That link will take you to the New User Registration page shown below.</text:p>
      <text:p text:style-name="Text_20_body"><draw:frame draw:style-name="fr1" draw:name="Frame19" text:anchor-type="paragraph" svg:x="0.3016in" svg:y="0.0945in" svg:width="6.4925in" draw:z-index="43"><draw:text-box fo:min-height="3.3398in"><text:p text:style-name="Illustration">Illustration <text:sequence text:ref-name="refIllustration1" text:name="Illustration" text:formula="ooow:Illustration+1" style:num-format="1">2</text:sequence>: New User Registration page</text:p><text:p text:style-name="Illustration"><draw:frame draw:style-name="fr4" draw:name="graphics31" text:anchor-type="paragraph" svg:width="6.4925in" svg:height="5.7638in" draw:z-index="72"><draw:image xlink:href="Pictures/10000201000003A80000033F9AC61E3F.png" xlink:type="simple" xlink:show="embed" xlink:actuate="onLoad"/></draw:frame></text:p></draw:text-box></draw:frame></text:p>
      <text:p text:style-name="Text_20_body"><text:soft-page-break/>The New User Registration form is pretty self-explanatory, but keep in mind that your username cannot be changed; it is your unique identifier in the system. <text:s/>But that's OK because your screen name is the name that will be displayed on your weblog and in your feeds and you <text:span text:style-name="T5">can</text:span> change it later if you wish.</text:p>
      <text:p text:style-name="P13"><text:span text:style-name="T2">Picking your language and timezone. </text:span>You can set your language of choice and timezone too, but these values don't do much in Roller. The locale and timezone of your weblog are really what matter. The values you set here will be used as your defaults when you create your weblog.</text:p>
      <text:p text:style-name="P11"><text:span text:style-name="T2">Creating a weblog . </text:span>Once you've created a user, then log in and you'll see the Roller Main Menu page and a greeting that reads:</text:p>
      <text:p text:style-name="P14"><text:tab/>You've got a user account, but no weblog. Would you lik<text:span text:style-name="T3">e to </text:span><text:span text:style-name="T10">create one</text:span><text:span text:style-name="T3">?</text:span></text:p>
      <text:p text:style-name="Text_20_body"><draw:frame draw:style-name="fr1" draw:name="Frame5" text:anchor-type="paragraph" svg:x="0.3165in" svg:y="0.261in" svg:width="6.8835in" draw:z-index="41"><draw:text-box fo:min-height="5.7228in"><text:p text:style-name="Illustration"><draw:frame draw:style-name="fr5" draw:name="graphics37" text:anchor-type="paragraph" svg:x="0.0016in" svg:y="0.0008in" svg:width="6.8835in" style:rel-width="100%" svg:height="5.7228in" style:rel-height="scale" draw:z-index="42"><draw:image xlink:href="Pictures/1000020100000395000002FB60C7C36A.png" xlink:type="simple" xlink:show="embed" xlink:actuate="onLoad"/></draw:frame>Illustration <text:sequence text:ref-name="refIllustration2" text:name="Illustration" text:formula="ooow:Illustration+1" style:num-format="1">3</text:sequence>: Create Weblog page</text:p></draw:text-box></draw:frame>Follow that link to create your first weblog. You'll see the form below.</text:p>
      <text:p text:style-name="Text_20_body"/>
      <text:p text:style-name="Text_20_body">The form is designed to be self-explanatory. Note that you can change everything later, except for the weblog handle, which is the unique identifier for your weblog. </text:p>
      <text:p text:style-name="Text_20_body">Now that you've got a user and a weblog, let's discuss how to get around in the Roller interface.</text:p>
      <text:p text:style-name="P6"/>
      <text:h text:style-name="Heading_20_2" text:outline-level="2">Getting around in Roller</text:h>
      <text:p text:style-name="Text_20_body">Once you've logged into Roller's editor pages you should be able to find your way around using Roller's tabbed menu. To provide a little extra assistance, Roller displays a status bar at the top of each editor page.</text:p>
      <text:p text:style-name="Text_20_body">For example, the status bar below indicates that you are logged in as user 'admin' and you are not editing a weblog. You can go directly to the front page of the site by clicking the first link on the right (it might not be labelled Front Page on your site), to the main menu with the second link and you can log out entirely by using the Logout.</text:p>
      <text:p text:style-name="Text_20_body"><draw:frame draw:style-name="fr1" draw:name="Frame2" text:anchor-type="paragraph" svg:x="0.2882in" svg:y="0.0362in" svg:width="6.778in" draw:z-index="36"><draw:text-box fo:min-height="0.4339in"><text:p text:style-name="Illustration"><draw:frame draw:style-name="fr5" draw:name="graphics12" text:anchor-type="paragraph" svg:x="0.0016in" svg:y="0.0008in" svg:width="6.778in" style:rel-width="100%" svg:height="0.4335in" style:rel-height="scale" draw:z-index="37"><draw:image xlink:href="Pictures/10000201000002AF0000002C5E921C9F.png" xlink:type="simple" xlink:show="embed" xlink:actuate="onLoad"/></draw:frame>Illustration <text:sequence text:ref-name="refIllustration3" text:name="Illustration" text:formula="ooow:Illustration+1" style:num-format="1">4</text:sequence>: Status bar, no weblog</text:p></draw:text-box></draw:frame></text:p>
      <text:p text:style-name="Text_20_body">For example, the status bar below indicates that you are logged in as user 'admin' and you are editing a weblog with the handle 'adminblog'.</text:p>
      <text:p text:style-name="Text_20_body"><draw:frame draw:style-name="fr1" draw:name="Frame3" text:anchor-type="paragraph" svg:x="0.3327in" svg:y="0.2193in" svg:width="6.778in" draw:z-index="12"><draw:text-box fo:min-height="0.4354in"><text:p text:style-name="Illustration"><draw:frame draw:style-name="fr5" draw:name="graphics4" text:anchor-type="paragraph" svg:x="0.0016in" svg:y="0.0008in" svg:width="6.778in" style:rel-width="100%" svg:height="0.4335in" style:rel-height="scale" draw:z-index="13"><draw:image xlink:href="Pictures/10000201000002AD0000002C406A562A.png" xlink:type="simple" xlink:show="embed" xlink:actuate="onLoad"/></draw:frame>Illustration <text:sequence text:ref-name="refIllustration4" text:name="Illustration" text:formula="ooow:Illustration+1" style:num-format="1">5</text:sequence>: Status bar within weblog</text:p></draw:text-box></draw:frame><text:soft-page-break/></text:p>
      <text:p text:style-name="P15"/>
      <text:p text:style-name="Text_20_body">If you are not logged into Roller then you can either access the login link directly or use a Login link from one of the weblogs on the site. The login link is of this form:</text:p>
      <text:p text:style-name="P13"><text:tab/><text:span text:style-name="T9">http://hostname/roller-ui/login-redirect.rol</text:span></text:p>
      <text:p text:style-name="Text_20_body">Or this form if Roller is installed under its own context:</text:p>
      <text:p text:style-name="P17"><text:tab/><text:span text:style-name="T12">http://hostname/roller/roller-ui/login-redirect.rol</text:span></text:p>
      <text:p text:style-name="Text_20_body">You probably won't need to cut-and-paste that link because most weblogs display an author menu like so:</text:p>
      <text:p text:style-name="Text_20_body"><text:s/></text:p>
      <text:p text:style-name="Text_20_body"><draw:frame draw:style-name="fr1" draw:name="Frame4" text:anchor-type="paragraph" svg:x="0.2339in" svg:y="0.0209in" svg:width="2.1571in" draw:z-index="38"><draw:text-box fo:min-height="1.4736in"><text:p text:style-name="Illustration"><draw:frame draw:style-name="fr5" draw:name="graphics5" text:anchor-type="paragraph" svg:x="0.0016in" svg:y="0.0008in" svg:width="2.1571in" style:rel-width="100%" svg:height="1.4717in" style:rel-height="scale" draw:z-index="39"><draw:image xlink:href="Pictures/10000201000000CD0000008C3FB97CD5.png" xlink:type="simple" xlink:show="embed" xlink:actuate="onLoad"/></draw:frame>Illustration <text:sequence text:ref-name="refIllustration5" text:name="Illustration" text:formula="ooow:Illustration+1" style:num-format="1">6</text:sequence>: Weblog navigation bar</text:p></draw:text-box></draw:frame></text:p>
      <text:p text:style-name="Text_20_body">Now that we've covered the basics of registering a new user, creating a new weblog and finding your way around let's start blogging. </text:p>
      <text:h text:style-name="P116" text:outline-level="1">Creating and editing your weblog</text:h>
      <text:p text:style-name="Text_20_body">First, you log in to Roller. What happens next depends on the number of weblogs that you have. If you have one weblog, you'll be taken directly to the <text:span text:style-name="T1">New Entry</text:span> page for that weblog. </text:p>
      <text:p text:style-name="Text_20_body">If you have more than one weblog or none at all, then you'll be taken to the <text:span text:style-name="T1">Main Menu</text:span> page, shown below, so you can pick which weblog to edit and/or create new weblogs. </text:p>
      <text:p text:style-name="Text_20_body"><draw:frame draw:style-name="fr1" draw:name="Frame6" text:anchor-type="paragraph" svg:x="0.2075in" svg:y="0.0236in" svg:width="7.2319in" draw:z-index="11"><draw:text-box fo:min-height="4.1701in"><text:p text:style-name="Illustration"><draw:frame draw:style-name="fr6" draw:name="graphics6" text:anchor-type="paragraph" svg:x="0.1173in" svg:y="0.0937in" svg:width="6.9972in" svg:height="3.6701in" draw:z-index="40"><draw:image xlink:href="Pictures/1000020100000339000001A592DAA9C2.png" xlink:type="simple" xlink:show="embed" xlink:actuate="onLoad"/></draw:frame>Illustration <text:sequence text:ref-name="refIllustration6" text:name="Illustration" text:formula="ooow:Illustration+1" style:num-format="1">7</text:sequence>: Main menu</text:p></draw:text-box></draw:frame>The main menu page lists all of your weblogs and for each, shows you links to its New Entry, Entries, Comments, Theme and Settings pages. You can also create a new weblog, edit your user profile.</text:p>
      <text:p text:style-name="Text_20_body">If you are logged in as a Global Administrator, you will also see a Server Admin link in the actions side-bar. And if you have Roller's Planet aggregator enabled, then you will also see a Planet Admin link there as well.</text:p>
      <text:h text:style-name="P117" text:outline-level="2">Creating and editing a weblog entry</text:h>
      <text:p text:style-name="Text_20_body">Use the <text:span text:style-name="T2">Create &amp; Edit -&gt; New Entry</text:span> page (also known as the Weblog editor page) to create, edit and publish weblog entries. Using this page, shown below in illustration 7, you can set entry title, category, content and summary. You can also set some advanced settings by expanding the <text:span text:style-name="T5">Plugins To Apply</text:span> and <text:span text:style-name="T5">Advanced Settings</text:span> controls at the bottom of the page. Let's review those fields, buttons and settings.</text:p>
      <text:p text:style-name="Text_20_body"><draw:frame draw:style-name="fr1" draw:name="Frame7" text:anchor-type="paragraph" svg:x="0.089in" svg:y="0.0839in" svg:width="6.7091in" draw:z-index="8"><draw:text-box fo:min-height="7.5425in"><text:p text:style-name="Illustration">Illustration <text:sequence text:ref-name="refIllustration7" text:name="Illustration" text:formula="ooow:Illustration+1" style:num-format="1">8</text:sequence>: Weblog editor</text:p><text:p text:style-name="Illustration"><draw:frame draw:style-name="fr6" draw:name="graphics8" text:anchor-type="paragraph" svg:x="0.2854in" svg:y="0in" svg:width="5.6583in" svg:height="7.7063in" draw:z-index="73"><draw:image xlink:href="Pictures/100002010000023E0000033FB0941718.png" xlink:type="simple" xlink:show="embed" xlink:actuate="onLoad"/></draw:frame></text:p></draw:text-box></draw:frame><text:soft-page-break/> </text:p>
      <text:h text:style-name="Heading_20_3" text:outline-level="3">Weblog editor fields</text:h>
      <text:p text:style-name="Text_20_body">Let's discuss each of the fields on the New Entry page, so you know how to use them.</text:p>
      <text:list xml:id="list6901062393921256536" text:style-name="L2">
        <text:list-item>
          <text:p text:style-name="P60"><text:span text:style-name="T2">Title</text:span> – Each weblog entry must have a title. Be careful when you pick your title, it will be used in the link to your weblog entry. For best results, <text:span text:style-name="T5">do</text:span> use titles that are short and to-the-point. <text:span text:style-name="T5">Don't </text:span>include any HTML in your titles, just plain text – if you want your titles to be bold, then customize your templates instead of embedding HTML in your titles.</text:p>
        </text:list-item>
        <text:list-item>
          <text:p text:style-name="P60"><text:span text:style-name="T2">Status</text:span> – This read-only field tells you about the current state of the weblog entry that you are editing. There are three possible status settings:</text:p>
        </text:list-item>
      </text:list>
      <text:list xml:id="list3088026476163133460" text:style-name="L3">
        <text:list-item>
          <text:p text:style-name="P106"><text:span text:style-name="T5">Not Saved</text:span> – the entry has never been saved</text:p>
        </text:list-item>
        <text:list-item>
          <text:p text:style-name="P106"><text:span text:style-name="T5">Draft</text:span> – the entry is saved as a draft and is not yet visible to your weblog's readers</text:p>
        </text:list-item>
        <text:list-item>
          <text:p text:style-name="P106"><text:span text:style-name="T5">Published</text:span> – the entry has been published and is visible to your weblog's readers</text:p>
        </text:list-item>
        <text:list-item>
          <text:p text:style-name="P61"><text:span text:style-name="T2">Permalink</text:span> – this read-only field is the permalink link to your weblog entry. It is set the first time that you save an entry, based on the title at the time you save – and it cannot be changed later.</text:p>
        </text:list-item>
        <text:list-item>
          <text:p text:style-name="P61"><text:span text:style-name="T2">Category</text:span> – You can pick one category for your weblog entry. Categories are for folks who want to organized the entries in their weblog into a small-set of fixed and possible hierarchical categories, defined by the weblog admin (that's probably you). You can add and remove categories via the Categories page.</text:p>
        </text:list-item>
        <text:list-item>
          <text:p text:style-name="P61"><text:span text:style-name="T2">Tags</text:span> – (optional) In addition to assigning each of your weblog entries to a category you can also tag them. You can assign a list of tags to each entry. You can use any tag name you want. Separate your tags with spaces. Currently, the only way to do multi-word tags is to use an underbar, for example to tag something with "apache roller" you would use the tag apache_roller. As you type, Roller may suggest tags that you've used before.</text:p>
        </text:list-item>
        <text:list-item>
          <text:p text:style-name="P61"><text:span text:style-name="T2">Content</text:span> – This is the main body of your weblog entry, in HTML format. We try to make that easy by providing two ways to edit the content. Via the Settings page, you can pick either of these:</text:p>
        </text:list-item>
        <text:list-item>
          <text:p text:style-name="P106"><text:span text:style-name="T2">Rich Text Editor (Xinha) </text:span>– a rich-text editor that's designed to make editing HTML as easy as using MS Word or Open Office.</text:p>
        </text:list-item>
        <text:list-item>
          <text:p text:style-name="P106"><text:span text:style-name="T2">Text Editor </text:span>– a plain-text editor that you can use to edit the raw HTML markup of your weblog entries. Don't use this unless you know HTML.</text:p>
        </text:list-item>
        <text:list-item>
          <text:p text:style-name="P61"><text:span text:style-name="T2">Summary</text:span> – (optional) If you wish, you can enter a short summary of your weblog post. If you do so, then the short summary will be displayed on the main page of your weblog and your readers will have to click a Read More link to get to the full-content. Some bloggers like to do this when they have very long post and they don't want that long post to dominate the main page of their weblog.</text:p>
        </text:list-item>
      </text:list>
      <text:h text:style-name="Heading_20_3" text:outline-level="3">Weblog editor buttons</text:h>
      <text:p text:style-name="Text_20_body">Here's a guide to the buttons that appear on the Weblog editor page.</text:p>
      <text:list xml:id="list1018204851842087564" text:style-name="L4">
        <text:list-item>
          <text:p text:style-name="P62"><text:span text:style-name="T2">Post to weblog</text:span> – Using this button will publish your weblog entry and make it visible to the world. Make sure you're happy with your post before you publish because once something is published on the web, and grabbed by the blog aggregators and search engines, <text:span text:style-name="T5">there's really no way to un-publish</text:span> it. </text:p>
        </text:list-item>
        <text:list-item>
          <text:p text:style-name="P62"><text:span text:style-name="T2">Submit for review </text:span>– if you're just a limited blogger, you won't see the Post to weblog button because you cannot post to the web. Instead, you'll see a Submit for review button which you can use to send your entry to the author/admin of the blog that you are working in. If they like the post, they can publish it – or they can return it to you for further edits.</text:p>
        </text:list-item>
        <text:list-item>
          <text:p text:style-name="P62"><text:soft-page-break/><text:span text:style-name="T2">Save as draft </text:span>– this will save your weblog post for later editing, but will <text:span text:style-name="T5">not</text:span> publish it to the web. When you're working on a new weblog entry, use Save as draft often so you won't lose your post in the event of internet connection loss or session time-out.</text:p>
        </text:list-item>
        <text:list-item>
          <text:p text:style-name="P62"><text:span text:style-name="T2">Delete entry </text:span>– use this to delete the current weblog entry, you'll be asked to confirm.</text:p>
        </text:list-item>
        <text:list-item>
          <text:p text:style-name="P62"><text:span text:style-name="T2">Full preview</text:span> – You won't see this button until you've saved your entry as a draft. It allows you to view, in a separate window, a preview of your entry, displayed using the layout and style of your blog. </text:p>
        </text:list-item>
      </text:list>
      <text:h text:style-name="Heading_20_3" text:outline-level="3">Weblog editor plugin settings</text:h>
      <text:p text:style-name="Text_20_body">If you expand the <text:span text:style-name="T5">Plugins to Apply</text:span> control, you'll see a set of check-boxes, one for each Weblog Entry Plugin that is available. Check the ones that you'd like to apply to your current weblog entry. If you have a favorite plugin, one that you want to use on every entry, then you can set it as a default on your weblog's Settings page.</text:p>
      <text:h text:style-name="Heading_20_3" text:outline-level="3"><draw:frame draw:style-name="fr7" draw:name="graphics25" text:anchor-type="paragraph" svg:width="6in" svg:height="1.0902in" draw:z-index="34"><draw:image xlink:href="Pictures/100002010000029F0000007AB2A409D1.png" xlink:type="simple" xlink:show="embed" xlink:actuate="onLoad"/></draw:frame>Weblog editor advanced settings</text:h>
      <text:p text:style-name="Text_20_body">If you expand the <text:span text:style-name="T5">Advanced Settings</text:span> control, you'll see what's below.</text:p>
      <text:p text:style-name="Text_20_body"><draw:frame draw:style-name="fr4" draw:name="graphics26" text:anchor-type="paragraph" svg:width="6in" svg:height="1.8402in" draw:z-index="35"><draw:image xlink:href="Pictures/10000201000002A3000000CFA1610771.png" xlink:type="simple" xlink:show="embed" xlink:actuate="onLoad"/></draw:frame>All of these are optional settings.</text:p>
      <text:list xml:id="list1493054915732315287" text:style-name="L5">
        <text:list-item>
          <text:p text:style-name="P63"><text:span text:style-name="T2">Pub Time</text:span> – if you'd like to set the publication time of your weblog entry to a specific time, possibly one in the future, you can do so here. </text:p>
        </text:list-item>
        <text:list-item>
          <text:p text:style-name="P63"><text:span text:style-name="T2">Allow comments for </text:span>– this setting allows you to turn comments on/off for your weblog entry and to limit the number of days that comments are allowed.</text:p>
        </text:list-item>
        <text:list-item>
          <text:p text:style-name="P63"><text:span text:style-name="T2">Text reads left-to-right </text:span>– this settings allows you to set the reads left-to-right flag for a weblog entry. Currently, none of the stock Roller templates respect this setting.</text:p>
        </text:list-item>
        <text:list-item>
          <text:p text:style-name="P64">Pinned to main<text:span text:style-name="T3"> – only Global Administrators will see this setting. It's a way to indicate that a post is a </text:span><text:span text:style-name="T7">special announcement </text:span><text:span text:style-name="T3">that should be pinned to the top of the front-page of a weblog site. The front-page theme respects this setting).</text:span></text:p>
        </text:list-item>
        <text:list-item>
          <text:p text:style-name="P59"><text:span text:style-name="T2">Enclosure URL</text:span>: if you'd like to include a audio, video or image file as a p<text:span text:style-name="T5">odcast</text:span> in your weblog's RSS feed, then enter the URL of that file here.</text:p>
        </text:list-item>
      </text:list>
      <text:p text:style-name="Text_20_body"/>
      <text:h text:style-name="P117" text:outline-level="2">Finding and editing weblog entries</text:h>
      <text:p text:style-name="Text_20_body">All of your weblog entries are saved in a database. Once your entries scroll off the front page or off the recent entries list of the weblog editor page, they are still available via next and previous links displayed on your weblog and via the weblog calendar that is included in most weblog themes.</text:p>
      <text:p text:style-name="Text_20_body">You can also access your entries via the Edit Entries page, which allows you to search entries via keyword, category, tags, date and status.</text:p>
      <text:p text:style-name="Text_20_body"><draw:frame draw:style-name="fr1" draw:name="Frame28" text:anchor-type="paragraph" svg:x="0.0189in" svg:y="0.0874in" svg:width="6.6083in" draw:z-index="5"><draw:text-box fo:min-height="4.848in"><text:p text:style-name="Illustration"><draw:frame draw:style-name="fr6" draw:name="graphics7" text:anchor-type="paragraph" svg:x="0.2398in" svg:y="0.0728in" svg:width="6.1602in" svg:height="4.5252in" draw:z-index="45"><draw:image xlink:href="Pictures/10000201000002E4000002260086E10F.png" xlink:type="simple" xlink:show="embed" xlink:actuate="onLoad"/></draw:frame>Illustration <text:sequence text:ref-name="refIllustration8" text:name="Illustration" text:formula="ooow:Illustration+1" style:num-format="1">9</text:sequence>: Edit entries page</text:p></draw:text-box></draw:frame></text:p>
      <text:p text:style-name="P6"/>
      <text:h text:style-name="Heading_20_2" text:outline-level="2">Managing categories</text:h>
      <text:p text:style-name="Text_20_body">Each weblog can define its own unique list of categories to be used for categorizing weblog entries, using the Categories page shown below. <text:s/>When you or another author of your weblog creates a new entry you <text:span text:style-name="T5">must</text:span> choose one of the categories you have defined. </text:p>
      <text:p text:style-name="Text_20_body"><draw:frame draw:style-name="fr1" draw:name="Frame36" text:anchor-type="paragraph" svg:x="0.2665in" svg:y="0.1673in" svg:width="5.7791in" draw:z-index="46"><draw:text-box fo:min-height="4.4256in"><text:p text:style-name="Illustration"><draw:frame draw:style-name="fr5" draw:name="graphics10" text:anchor-type="paragraph" svg:x="0.0016in" svg:y="0.0008in" svg:width="5.7791in" style:rel-width="100%" svg:height="4.4256in" style:rel-height="scale" draw:z-index="47"><draw:image xlink:href="Pictures/10000201000002E300000254056B923D.png" xlink:type="simple" xlink:show="embed" xlink:actuate="onLoad"/></draw:frame>Illustration <text:sequence text:ref-name="refIllustration9" text:name="Illustration" text:formula="ooow:Illustration+1" style:num-format="1">10</text:sequence>: Categories page </text:p></draw:text-box></draw:frame></text:p>
      <text:p text:style-name="Text_20_body">You can use the Categories page to add new categories and to edit your existing ones. You can change category names if you wish. And you can also delete categories and if a category is in use you will be asked to re-categorize the entries in that category. </text:p>
      <text:p text:style-name="Text_20_body">You can also define a hierarchy of categories and move categories around in that hierarchy, but support for hierarchical categories is somewhat limited in most Roller themes. Unless you are prepared to do some customization via template editing, you probably don't want to use hierarchical categories.</text:p>
      <text:h text:style-name="P117" text:outline-level="2">Managing your weblog's blogroll</text:h>
      <text:p text:style-name="Text_20_body">Roller makes it easy to maintain a <text:span text:style-name="T5">blogroll</text:span>, that is, a list of your favorite weblogs and web sites that is displayed in the sidebar of your weblog. <text:s/><text:span text:style-name="T3">Individual blogroll items are known as </text:span><text:span text:style-name="T7">bookmarks</text:span><text:span text:style-name="T3">. </text:span>Use the <text:span text:style-name="T2">Create &amp; Edit:Bookmarks</text:span> page to add, edit and delete bookmarks and bookmark folders in your blogroll. </text:p>
      <text:p text:style-name="Text_20_body"><draw:frame draw:style-name="fr1" draw:name="Frame20" text:anchor-type="paragraph" svg:x="0.5161in" svg:y="0.1673in" svg:width="5.7272in" draw:z-index="57"><draw:text-box fo:min-height="5.072in"><text:p text:style-name="Illustration"><draw:frame draw:style-name="fr5" draw:name="graphics33" text:anchor-type="paragraph" svg:x="0.0016in" svg:y="0.0008in" svg:width="6.3862in" style:rel-width="100%" svg:height="5.5307in" style:rel-height="scale" draw:z-index="58"><draw:image xlink:href="Pictures/10000201000002A70000024CE69A6F66.png" xlink:type="simple" xlink:show="embed" xlink:actuate="onLoad"/></draw:frame>Illustration <text:sequence text:ref-name="refIllustration10" text:name="Illustration" text:formula="ooow:Illustration+1" style:num-format="1">11</text:sequence>: Bookmarks management page</text:p></draw:text-box></draw:frame></text:p>
      <text:p text:style-name="Text_20_body"/>
      <text:h text:style-name="P117" text:outline-level="2">Uploading images and other files to your weblog </text:h>
      <text:p text:style-name="Text_20_body">If you'd like to upload images or other files for use in your weblog, go to your weblog's <text:span text:style-name="T2">Create &amp; Edit -&gt; Media Files</text:span> page. From there you can upload files, browse and search files. You can also manage your files, organize them into directories and post them to your weblog.</text:p>
      <text:p text:style-name="Text_20_body"/>
      <text:p text:style-name="Text_20_body"><draw:frame draw:style-name="fr2" draw:name="Frame18" text:anchor-type="paragraph" svg:width="7.5in" draw:z-index="50"><draw:text-box fo:min-height="3.8591in"><text:p text:style-name="Illustration">Illustration <text:sequence text:ref-name="refIllustration11" text:name="Illustration" text:formula="ooow:Illustration+1" style:num-format="1">12</text:sequence>: Media File View page</text:p><text:p text:style-name="Illustration"><draw:frame draw:style-name="fr4" draw:name="graphics27" text:anchor-type="paragraph" svg:width="7.5in" svg:height="4.4862in" draw:z-index="74"><draw:image xlink:href="Pictures/10000201000003F50000025EA69E11AD.png" xlink:type="simple" xlink:show="embed" xlink:actuate="onLoad"/></draw:frame></text:p></draw:text-box></draw:frame>You can see the Media File View page above. Below we'll discuss all of the things you can do with Media Files via the Media Filew View page and the new Media File browser that we've added to the Weblog Editor.</text:p>
      <text:p text:style-name="P6"/>
      <text:h text:style-name="Heading_20_3" text:outline-level="3">How to upload files</text:h>
      <text:p text:style-name="Text_20_body">To upload files you follow the <text:span text:style-name="T2">Add Media File</text:span> link in the top right of the page. You will see the Media File Add page, which is pictured below.</text:p>
      <text:p text:style-name="Text_20_body"/>
      <text:p text:style-name="Text_20_body"><draw:frame draw:style-name="fr2" draw:name="Frame12" text:anchor-type="paragraph" svg:width="7.5in" draw:z-index="75"><draw:text-box fo:min-height="5.6563in"><text:p text:style-name="Illustration"><draw:frame draw:style-name="fr5" draw:name="graphics29" text:anchor-type="paragraph" svg:x="0.0016in" svg:y="0.0008in" svg:width="7.5in" style:rel-width="100%" svg:height="5.6563in" style:rel-height="scale" draw:z-index="76"><draw:image xlink:href="Pictures/10000201000003E5000002F03F646A75.png" xlink:type="simple" xlink:show="embed" xlink:actuate="onLoad"/></draw:frame>Illustration <text:sequence text:ref-name="refIllustration12" text:name="Illustration" text:formula="ooow:Illustration+1" style:num-format="1">13</text:sequence>: Add Media Files page</text:p></draw:text-box></draw:frame></text:p>
      <text:p text:style-name="Text_20_body">You can upload up to five files at a time and you can enter information about the images including title, description, copyright statement and tags. You can pick which directory should receive the uploaded images.</text:p>
      <text:p text:style-name="Text_20_body">You can also decide whether or not you want your images to be included in the Gallery, which means that they will be made available in the Media File Feed for your blog. </text:p>
      <text:p text:style-name="Text_20_body"/>
      <text:p text:style-name="P6">After your file upload completes, Roller will show you the <text:span text:style-name="T2">Upload Complete</text:span> page (below) with the files that you uploaded and will offer to include them in a new weblog post for you. You can choose any or all of the images, or you can skip this step and return to the Media File View.</text:p>
      <text:p text:style-name="Text_20_body"/>
      <text:p text:style-name="Text_20_body"><draw:frame draw:style-name="fr2" draw:name="Frame13" text:anchor-type="paragraph" svg:width="7.5in" draw:z-index="77"><draw:text-box fo:min-height="6.2016in"><text:p text:style-name="Illustration"><draw:frame draw:style-name="fr5" draw:name="graphics32" text:anchor-type="paragraph" svg:x="0.0016in" svg:y="0.0008in" svg:width="7.5in" style:rel-width="100%" svg:height="6.2016in" style:rel-height="scale" draw:z-index="78"><draw:image xlink:href="Pictures/10000201000003ED0000033FD117CCCF.png" xlink:type="simple" xlink:show="embed" xlink:actuate="onLoad"/></draw:frame>Illustration <text:sequence text:ref-name="refIllustration13" text:name="Illustration" text:formula="ooow:Illustration+1" style:num-format="1">14</text:sequence>: Upload Complete page</text:p></draw:text-box></draw:frame></text:p>
      <text:p text:style-name="Text_20_body"/>
      <text:p text:style-name="P6"/>
      <text:h text:style-name="Heading_20_3" text:outline-level="3">How to edit and update files</text:h>
      <text:p text:style-name="Text_20_body">From the Media File View page, you can edit any Media File simply by clicking on it. When you click you will be shown the Media File Edit page (below). From this page, you can edit the same information that you entered when you uploaded the file. </text:p>
      <text:p text:style-name="Text_20_body">You can also upload a new version of the file. The file will maintain the same URL as before the update, so no worries about broken links. If the file is an image, a new thumbnail will be generated for you and image size information will be updated.</text:p>
      <text:p text:style-name="Text_20_body"/>
      <text:p text:style-name="Text_20_body"><draw:frame draw:style-name="fr2" draw:name="Frame14" text:anchor-type="paragraph" svg:width="5.8264in" draw:z-index="79"><draw:text-box fo:min-height="5.4075in"><text:p text:style-name="Illustration"><draw:frame draw:style-name="fr5" draw:name="graphics44" text:anchor-type="paragraph" svg:x="0.0016in" svg:y="0.0008in" svg:width="5.8264in" style:rel-width="100%" svg:height="5.4075in" style:rel-height="scale" draw:z-index="80"><draw:image xlink:href="Pictures/1000020100000341000002F708606F99.png" xlink:type="simple" xlink:show="embed" xlink:actuate="onLoad"/></draw:frame>Illustration <text:sequence text:ref-name="refIllustration14" text:name="Illustration" text:formula="ooow:Illustration+1" style:num-format="1">15</text:sequence>: Media File Edit page</text:p></draw:text-box></draw:frame></text:p>
      <text:p text:style-name="P6"/>
      <text:h text:style-name="Heading_20_3" text:outline-level="3">How to use Media File Directories</text:h>
      <text:p text:style-name="Text_20_body"><draw:frame draw:style-name="fr8" draw:name="graphics47" text:anchor-type="paragraph" svg:x="4.1717in" svg:y="0.0063in" svg:width="3.1402in" svg:height="2.4634in" draw:z-index="81"><draw:image xlink:href="Pictures/10000201000001D90000018E6FDF86D6.png" xlink:type="simple" xlink:show="embed" xlink:actuate="onLoad"/></draw:frame>You can use directories to organize your Media Files. You can move files around and not worry about breaking any links because directory and file names are not part of URLs.</text:p>
      <text:p text:style-name="Text_20_body">To create a new directory, enter a new directory name in the new directory control, and click the create button. </text:p>
      <text:p text:style-name="Text_20_body">To navigate into a directory in the Media File View page, simply click on the directory. </text:p>
      <text:h text:style-name="Heading_20_3" text:outline-level="3">How to delete Media Files</text:h>
      <text:p text:style-name="Text_20_body">To delete Media Files, go to the <text:span text:style-name="T2">Media File View</text:span> page, select the checkboxes of the files you wish to delete and then click the Delete button. You will have to confirm the delete before it executes.</text:p>
      <text:h text:style-name="Heading_20_3" text:outline-level="3">How to delete Media File Directories</text:h>
      <text:p text:style-name="Text_20_body">Toe delete Media File Directories you must first empty them out. You can only delete directories that are empty.</text:p>
      <text:h text:style-name="Heading_20_3" text:outline-level="3">How to post images to your weblog</text:h>
      <text:p text:style-name="Text_20_body"><draw:frame draw:style-name="fr8" draw:name="graphics48" text:anchor-type="paragraph" svg:x="3.072in" svg:y="0.0575in" svg:width="4.3874in" svg:height="2.3591in" draw:z-index="82"><draw:image xlink:href="Pictures/100002010000021700000128EFCEAC2B.png" xlink:type="simple" xlink:show="embed" xlink:actuate="onLoad"/></draw:frame>We explained above how to post images during the upload process. You can also post images to your weblog directly from the Media File View page. </text:p>
      <text:p text:style-name="Text_20_body">Look for the little green plus sign and click it to see the Create Weblog Post menu.</text:p>
      <text:p text:style-name="Text_20_body">When you click <text:span text:style-name="T2">Post in Weblog</text:span>, Roller will create a new weblog and include your Media File. If it's an image, Roller will also include the image thumbnail. </text:p>
      <text:p text:style-name="Text_20_body"/>
      <text:p text:style-name="Text_20_body"/>
      <text:h text:style-name="Heading_20_3" text:outline-level="3">How to post a podcast to your weblog</text:h>
      <text:p text:style-name="Text_20_body">Look for the little green plus sign and click it to see the Create Weblog Post menu.</text:p>
      <text:p text:style-name="Text_20_body">When you click <text:span text:style-name="T2">Post in Weblog as Podcast</text:span>, Roller will create a new weblog and include your Media File in the post content and as an enclosure. As an enclosure, your file will be referenced in your weblog's RSS/Atom feed so that podcast readers can fetch it.</text:p>
      <text:h text:style-name="P117" text:outline-level="2">Podcasting with Roller</text:h>
      <text:p text:style-name="Text_20_body">Roller includes support for <text:span text:style-name="T4">podcasting</text:span>, a way to distribute files through your weblog's newsfeed. Typically, folks use podcasting to distribute audio files, but the technique can be used to distribute any type of file. Specialized podcast client software downloads the audio files that are referenced in your newsfeed and copies them to an music player, such as an MP3 player. </text:p>
      <text:p text:style-name="P14"><text:soft-page-break/>This section assumes that you want to upload your podcasts to some other server, one with lots of space and bandwidth, and not to Roller. If you want to upload your podcasts to Roller, then see <text:span text:style-name="T2">Section 4.5.7</text:span> for an explanation of posting a Media File to your weblog as a podcast.</text:p>
      <text:h text:style-name="Heading_20_3" text:outline-level="3"><text:span text:style-name="T1">How to create a podcast feed with Roller</text:span> </text:h>
      <text:p text:style-name="Text_20_body">In Roller a Podcast is like an attachment to a weblog entry. Here are the steps involved in Podcasting with Roller: </text:p>
      <text:list xml:id="list3881668746509586218" text:style-name="L6">
        <text:list-item>
          <text:p text:style-name="P66">Record an interesting Podcast (that's the hard part, by the way) <text:s/>and save your Podcast in MP3 format or whatever format you prefer. </text:p>
        </text:list-item>
      </text:list>
      <text:list xml:id="list2896086494147647416" text:style-name="L7">
        <text:list-item>
          <text:p text:style-name="P67">Upload your Podcast to a web server somewhere and take note of your Podcast's URL. For example, if you were to upload a file to Roller, then the URL might look something like this: </text:p>
        </text:list-item>
      </text:list>
      <text:p text:style-name="P14"><text:span text:style-name="T13"><text:tab/><text:tab/></text:span><text:span text:style-name="T11">http://hostname/roller/yourname/resource/mycast.mp3</text:span></text:p>
      <text:list xml:id="list1023582900047243331" text:style-name="L8">
        <text:list-item>
          <text:p text:style-name="P68">Create a new Roller weblog entry announcing your new Podcast. You might want to provide a link to it so that those without a Podcast client can click to download it directly. For example:</text:p>
        </text:list-item>
      </text:list>
      <text:p text:style-name="P20"><text:tab/><text:tab/>Hey now! I just created my first Podcast you can download it here:<text:line-break/><text:tab/><text:tab/>&lt;a href="http://hostname/roller/yourname/resource/mycast.mp3"&gt;mycast.mp3&lt;/a&gt;</text:p>
      <text:list xml:id="list1075711539565192694" text:style-name="L9">
        <text:list-item>
          <text:p text:style-name="P69">And the most important step: in the lower-half of the weblog editor page, you'll see an expandable control labelled <text:span text:style-name="T4">Advanced Settings</text:span>. Click on that to expand the control and paste in the URL of your podcast. </text:p>
        </text:list-item>
      </text:list>
      <text:list xml:id="list6525950586493315111" text:style-name="L10">
        <text:list-item>
          <text:p text:style-name="P70">Once your blog post is ready, save it as a draft or publish it. Once you've done that you'll see that the Advanced Settings control has picked up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P21"><draw:frame draw:style-name="fr1" draw:name="Frame8" text:anchor-type="paragraph" svg:x="0.4098in" svg:y="0.0102in" svg:width="6.3689in" draw:z-index="6"><draw:text-box fo:min-height="1.3681in"><text:p text:style-name="Illustration"><draw:frame draw:style-name="fr5" draw:name="graphics9" text:anchor-type="paragraph" svg:x="0.0016in" svg:y="0.0008in" svg:width="6.3689in" style:rel-width="100%" svg:height="1.3681in" style:rel-height="scale" draw:z-index="7"><draw:image xlink:href="Pictures/100002010000025D0000008233EDBB94.png" xlink:type="simple" xlink:show="embed" xlink:actuate="onLoad"/></draw:frame>Illustration <text:sequence text:ref-name="refIllustration15" text:name="Illustration" text:formula="ooow:Illustration+1" style:num-format="1">16</text:sequence>: Podcast URL field</text:p></draw:text-box></draw:frame></text:p>
      <text:list xml:id="list1419190604596045214" text:style-name="L11">
        <text:list-item>
          <text:p text:style-name="P90"><text:span text:style-name="T13">Roller will add the podcast to your RSS newsfeed as an </text:span><text:span text:style-name="Teletype"><text:span text:style-name="T13">&lt;enclosure&gt;</text:span></text:span><text:span text:style-name="T13">. You can check this by looking at your RSS newsfeed and any podcast software that is subscribed to your feed will pick it up automatically. </text:span></text:p>
        </text:list-item>
      </text:list>
      <text:p text:style-name="P34"><text:tab/>&lt;enclosure url="http://example.com/roller/nina/resource/mycast.mp3" </text:p>
      <text:p text:style-name="P36"><text:tab/><text:tab/>type="audio/x-mpeg" length="3409127" /&gt;</text:p>
      <text:p text:style-name="P36"/>
      <text:h text:style-name="P117" text:outline-level="2">Using a weblog client with Roller</text:h>
      <text:p text:style-name="Text_20_body">Using a nice weblog client like Ecto or MarsEdit can make it easier for you to post to your Roller weblog. You can also post to your weblog remotely from services like Flickr.com and del.icio.us. This is possible because Roller supports a standard publishing protocols such as the MetaWeblog API and the Atom Publishing Protocol. Here's how to set up a weblog client to post to Roller.</text:p>
      <text:p text:style-name="Text_20_body"/>
      <text:p text:style-name="P16">Configuring a weblog client for use with Roller</text:p>
      <text:p text:style-name="Text_20_body">First, make sure to enable weblog client API support in your weblog via your weblog's Weblog Settings page. </text:p>
      <text:p text:style-name="Text_20_body"><draw:frame draw:style-name="fr1" draw:name="Frame39" text:anchor-type="paragraph" svg:x="0.3291in" svg:y="0.0835in" svg:width="3.9673in" draw:z-index="59"><draw:text-box fo:min-height="0.9445in"><text:p text:style-name="Illustration"><draw:frame draw:style-name="fr5" draw:name="graphics11" text:anchor-type="paragraph" svg:x="0.0016in" svg:y="0.0008in" svg:width="3.9673in" style:rel-width="100%" svg:height="0.9445in" style:rel-height="scale" draw:z-index="60"><draw:image xlink:href="Pictures/10000201000001F30000007808E46FED.png" xlink:type="simple" xlink:show="embed" xlink:actuate="onLoad"/></draw:frame>Illustration <text:sequence text:ref-name="refIllustration16" text:name="Illustration" text:formula="ooow:Illustration+1" style:num-format="1">17</text:sequence>: Weblog Settings page: Weblog Client API</text:p></draw:text-box></draw:frame><text:soft-page-break/></text:p>
      <text:p text:style-name="Text_20_body">Next, start your blogging client, find the preferences or account setup dialog. You'll need to set the following parameters:</text:p>
      <text:list xml:id="list7337788858940709477" text:style-name="L12">
        <text:list-item>
          <text:p text:style-name="P91"><text:span text:style-name="T2">Username</text:span>: <text:tab/>your Roller username</text:p>
        </text:list-item>
        <text:list-item>
          <text:p text:style-name="P91"><text:span text:style-name="T2">Password</text:span>: <text:tab/>your Roller password</text:p>
        </text:list-item>
        <text:list-item>
          <text:p text:style-name="P91"><text:span text:style-name="T2">BlogID</text:span>: <text:tab/>the handle of your Roller weblog</text:p>
        </text:list-item>
        <text:list-item>
          <text:p text:style-name="P91"><text:span text:style-name="T2">URL</text:span>:<text:tab/><text:tab/>the URL of Roller's web services end-point</text:p>
        </text:list-item>
      </text:list>
      <text:p text:style-name="P13">Note that you may not need to enter your BlogID because some blog clients will login to Roller and then present you with a list of the weblogs that are available to your user. </text:p>
      <text:p text:style-name="P13"/>
      <text:p text:style-name="Text_20_body"><text:span text:style-name="T2">A blogs.sun.com example</text:span>. For example, if you have an account on blogs.sun.com, your username is fred and your blog's handle is fredsblog (i.e. your weblog's URL is <text:span text:style-name="T5">http://blogs.sun.com/fredsblog</text:span>), then your parameters would be:</text:p>
      <text:list xml:id="list7182438340029831897" text:style-name="L13">
        <text:list-item>
          <text:p text:style-name="P92"><text:span text:style-name="T2">Username</text:span>: <text:tab/>fred</text:p>
        </text:list-item>
        <text:list-item>
          <text:p text:style-name="P92"><text:span text:style-name="T2">Password</text:span>: <text:tab/>(your password)</text:p>
        </text:list-item>
        <text:list-item>
          <text:p text:style-name="P92"><text:span text:style-name="T2">BlogID</text:span>: <text:tab/>fredsblog</text:p>
        </text:list-item>
        <text:list-item>
          <text:p text:style-name="P92"><text:span text:style-name="T2">URL</text:span>: <text:tab/><text:tab/>http://blogs.sun.com/<text:bookmark-start text:name="DDE_LINK1"/>roller-services<text:bookmark-end text:name="DDE_LINK1"/>/xmlrpc </text:p>
        </text:list-item>
      </text:list>
      <text:p text:style-name="Text_20_body">You may not need to enter your BlogID because some blog clients will login to Roller and then present you with a list of the weblogs that are available to your user. </text:p>
      <text:p text:style-name="Text_20_body"/>
      <text:p text:style-name="Text_20_body"><text:span text:style-name="T2">A jroller.com example</text:span>. If you have an account on jroller.com, your username is fred and your blog's handle is fredsblog (i.e. your weblog's URL is <text:span text:style-name="T5">http://jroller.com/fredsblog</text:span>), then your parameters would be:</text:p>
      <text:list xml:id="list5822313883844207819" text:style-name="L14">
        <text:list-item>
          <text:p text:style-name="P93"><text:span text:style-name="T2">Username</text:span>: <text:tab/>fred</text:p>
        </text:list-item>
        <text:list-item>
          <text:p text:style-name="P93"><text:span text:style-name="T2">Password</text:span>: <text:tab/>(your password)</text:p>
        </text:list-item>
        <text:list-item>
          <text:p text:style-name="P93"><text:span text:style-name="T2">BlogID</text:span>: <text:tab/>fredsblog</text:p>
        </text:list-item>
        <text:list-item>
          <text:p text:style-name="P107"><text:s/><text:span text:style-name="T2">URL</text:span>: <text:tab/><text:tab/>http://jroller.com/roller-services/xmlrpc </text:p>
        </text:list-item>
      </text:list>
      <text:h text:style-name="Heading_20_1" text:outline-level="1">Working with comments and trackbacks</text:h>
      <text:p text:style-name="Text_20_body">Roller supports weblog comments and <text:span text:style-name="T5">trackbacks</text:span><text:span text:style-name="T19">, which provide a way for other bloggers to add comments to your blog remotely.</text:span> By default comments and trackbacks are enabled, but you can turn them off on your weblog's Weblog Settings page of your weblog. Note that turning off comments will disable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Weblog Settings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text:h>
      <text:p text:style-name="Text_20_body">You can use the Comments page to manage your weblog comments. You can mark comments as spam or delete them entirely. You can search comments by keyword, date and status. If you've got comment moderation turned on, you will use the Comments page to approve new comments. </text:p>
      <text:p text:style-name="Text_20_body"><draw:frame draw:style-name="fr1" draw:name="Frame40" text:anchor-type="paragraph" svg:x="0.2772in" svg:y="0.2264in" svg:width="6.1752in" draw:z-index="48"><draw:text-box fo:min-height="4.0862in"><text:p text:style-name="Illustration"><draw:frame draw:style-name="fr5" draw:name="graphics42" text:anchor-type="paragraph" svg:x="0.0016in" svg:y="0.0008in" svg:width="6.1752in" style:rel-width="100%" svg:height="4.0862in" style:rel-height="scale" draw:z-index="49"><draw:image xlink:href="Pictures/100002010000031B000001F6F8E83481.png" xlink:type="simple" xlink:show="embed" xlink:actuate="onLoad"/></draw:frame>Illustration <text:sequence text:ref-name="refIllustration17" text:name="Illustration" text:formula="ooow:Illustration+1" style:num-format="1">18</text:sequence>: Comments page</text:p></draw:text-box></draw:frame><text:soft-page-break/></text:p>
      <text:p text:style-name="P16"/>
      <text:p text:style-name="P8">A word about status</text:p>
      <text:p text:style-name="Text_20_body">You can't edit comments, but you can mark them as spam or dis-approve them. Someday, Roller may provide some spam filtering based on data collected from comments marked as spam but currently, marking as spam and dis-approving of a comment do the same thing -- they prevent the comment from being displayed on your weblog. </text:p>
      <text:p text:style-name="P16">How to get to the Comments page</text:p>
      <text:p text:style-name="Text_20_body">There are a couple of ways to get to the Comments page. You can use Roller's tabbed menu to go there and manage comment across your entire weblog. If you've got email notification of new comments turned on, the you might arrive at the Comments page via a link sent to you in your email.</text:p>
      <text:p text:style-name="Text_20_body">You can also manage comments for just one weblog. When you are editing a weblog entry with comments you'll see a link in the top-right corner of the weblog editor page like the one below, which you can use to access the entry's comments.</text:p>
      <text:h text:style-name="Heading_20_2" text:outline-level="2">Comment moderation</text:h>
      <text:p text:style-name="P29"><text:span text:style-name="T21">If you'd like to preview and approve comments before they are displayed on your weblog, then you'll want to turn on </text:span><text:span text:style-name="T6">comment moderation</text:span><text:span text:style-name="T21"> via Weblog Settings page. When comment moderation is enabled, then each new comment will be marked as pending and unapproved and will not appear on your weblog. To check for new comments, go to the Comments page to check for and either approve or delete new comments. If you've got comment notification enabled, make sure you also enable comment notification so you'll know when new comments arrive. To moderate comments, use the comment management page, described below.</text:span></text:p>
      <text:p text:style-name="P39">How to moderate comments</text:p>
      <text:list xml:id="list7427078282091179925" text:style-name="L15">
        <text:list-item>
          <text:p text:style-name="P108">Review each new comment and decide if it is to be approved for display, marked as spam and hidden or deleted entirely. </text:p>
        </text:list-item>
        <text:list-item>
          <text:p text:style-name="P109"><text:span text:style-name="T20">Only comments that are marked as approved and are not spam will be displayed on your weblog. So set (or unset) the corresponding chec</text:span>kboxes for each comment, or leave them the way they are. </text:p>
        </text:list-item>
        <text:list-item>
          <text:p text:style-name="P109">When you are done. Click the save changes button at the bottom of the page. You'll see that comments that were pending are no longer pending and those that you marked for delete will be gone.</text:p>
        </text:list-item>
      </text:list>
      <text:h text:style-name="Heading_20_2" text:outline-level="2">Global comment management</text:h>
      <text:p text:style-name="P31">If your user has global administration privileges, then you can manage comments across the entire Roller site, including every weblog. To do this, go to the <text:span text:style-name="T2">Server Administration:Comments</text:span> page and you'll see a page that is almost identical to the weblog-specific comment management page. </text:p>
      <text:p text:style-name="P30">Limitations of global comment management</text:p>
      <text:p text:style-name="P31">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33"/>
      <text:h text:style-name="Heading_20_2" text:outline-level="2"><text:span text:style-name="T1">Preventing weblog spam</text:span> </text:h>
      <text:p text:style-name="Text_20_body">There are three forms of comment spam that can affect your weblog:</text:p>
      <text:list xml:id="list7548336351793098553" text:style-name="L16">
        <text:list-item>
          <text:list>
            <text:list-item>
              <text:p text:style-name="P71"><text:span text:style-name="T5">Comment spam</text:span>: spam that arrives via the comment form on your weblog. Sometimes spam comments are added by a human and sometimes by a computer program known as a <text:span text:style-name="T5">spambot.</text:span><text:span text:style-name="T19"> </text:span></text:p>
            </text:list-item>
            <text:list-item>
              <text:p text:style-name="P71"><text:span text:style-name="T5">Trackback spam</text:span>: spam that arrives via trackbacks sent by a spambot.</text:p>
            </text:list-item>
            <text:list-item>
              <text:p text:style-name="P71"><text:span text:style-name="T5">Referrer spam</text:span>: spam that arrives in web requests and appears on the Referrers page of your Roller blog or on your blog (but only if your blog theme uses the <text:span text:style-name="T22">#showReferrers()</text:span> macro).</text:p>
            </text:list-item>
          </text:list>
        </text:list-item>
      </text:list>
      <text:p text:style-name="Text_20_body">Fortunately, there are counter-measures for each type of spam. Here are Roller's built in spam prevention measures:</text:p>
      <text:list xml:id="list804894925271148493" text:style-name="L17">
        <text:list-item>
          <text:p text:style-name="P94"><text:span text:style-name="T5">Pluggable comment authentication</text:span>. By default, Roller asks each commenter a simple math question to ensure that they are a person and not a spam robot. Your site administrator can turn this off or replace it with another form of authentication.</text:p>
        </text:list-item>
        <text:list-item>
          <text:p text:style-name="P94"><text:span text:style-name="T5">Pluggable comment validation</text:span>. Roller includes five comment validators below. Your site administrator can adjust the settings for these validators and can enable/disable them as needed by overriding Roller's configuration properties (see the Installation Guide for more information).</text:p>
          <text:list>
            <text:list-item>
              <text:p text:style-name="P94">Excess links validator will mark comments with more than three links as spam (default: on)</text:p>
            </text:list-item>
            <text:list-item>
              <text:p text:style-name="P94">Excess size validator marks any comment with more than 1000 characters as spam (default: on)</text:p>
            </text:list-item>
            <text:list-item>
              <text:p text:style-name="P94">Blacklist validator marks comments containing any of your site's designated bad words as spam (default: on)</text:p>
            </text:list-item>
            <text:list-item>
              <text:p text:style-name="P94">Trackback verification validator will check incoming trackbacks to ensure that they link to you.</text:p>
            </text:list-item>
            <text:list-item>
              <text:p text:style-name="P94">Akismet validator allows you to use the Akismet.com spam prevention service. </text:p>
            </text:list-item>
          </text:list>
        </text:list-item>
        <text:list-item>
          <text:p text:style-name="P94"><text:span text:style-name="T5">Comment throttling</text:span>. If your site is being abused by a spam robot your site administrator can set up throttling, which will watch for abusers and ban IP addresses that are posting too many comments too quickly.</text:p>
        </text:list-item>
      </text:list>
      <text:p text:style-name="P16">But nothing beats comment moderation</text:p>
      <text:p text:style-name="Text_20_body">Even if you've got all of those measures enabled you should still enable email notification of comments so that you are constantly aware of new comments on your weblog. None of the measures are 100% effective. If you are really concerned about displaying offensive content on your weblog even for a short time, then enable comment moderation on your weblog.</text:p>
      <text:list xml:id="list6399955296252977147" text:style-name="L18">
        <text:list-item>
          <text:list>
            <text:list-item>
              <text:list>
                <text:list-header>
                  <text:p text:style-name="P65">Three levels of blacklisting</text:p>
                </text:list-header>
              </text:list>
            </text:list-item>
          </text:list>
        </text:list-item>
      </text:list>
      <text:p text:style-name="Text_20_body"><text:span text:style-name="T3">Roller uses a </text:span><text:span text:style-name="T7">blacklist</text:span><text:span text:style-name="T3">,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ions then that comment or trackback is marked as spam and is not displayed on your weblog, unless you use the comment management page to unmark it.</text:span></text:p>
      <text:p text:style-name="P13">Actually, there are three levels of blacklist:</text:p>
      <text:list xml:id="list9148825856046998570" text:style-name="L19">
        <text:list-item>
          <text:list>
            <text:list-item>
              <text:p text:style-name="P84">Level 1 blacklist: This is the built-in blacklist, the one that comes with Roller. This can only be changed by somebody with root access to the Roller server itself.</text:p>
            </text:list-item>
            <text:list-item>
              <text:p text:style-name="P84">Level 2 blacklist: This is the site wide blacklist, which can only be edited by a global administrator via the Server Admin page.</text:p>
            </text:list-item>
            <text:list-item>
              <text:p text:style-name="P84">Level 3 blacklist: Weblog specific blacklist, which you control in the Weblog Settings page of your weblog.</text:p>
            </text:list-item>
          </text:list>
        </text:list-item>
      </text:list>
      <text:p text:style-name="P13"><text:soft-page-break/>Incoming comments and trackbacks are checked against all three levels of blacklist. Incoming referrers, however, are only checked against the levels 2 and 3 blacklist.</text:p>
      <text:list xml:id="list92836382842396" text:continue-list="list6399955296252977147" text:style-name="L18">
        <text:list-item>
          <text:list>
            <text:list-item>
              <text:list>
                <text:list-header>
                  <text:p text:style-name="P65">How to add words and expressions to the blacklist</text:p>
                </text:list-header>
              </text:list>
            </text:list-item>
          </text:list>
        </text:list-item>
      </text:list>
      <text:p text:style-name="P13">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xml:id="list1592389085695201716" text:style-name="L20">
        <text:list-item>
          <text:list>
            <text:list-item>
              <text:p text:style-name="P85">Go to the Weblog Settings page and scroll down to the blacklist fields</text:p>
            </text:list-item>
            <text:list-item>
              <text:p text:style-name="P85">Enter your spam words, one per line</text:p>
            </text:list-item>
            <text:list-item>
              <text:p text:style-name="P95"><text:span text:style-name="T14">Lines that begin with a left parenthesis will be treated as regular expressions (see the <text:s/>Java API documentation for </text:span><text:span text:style-name="T24">javax.util.regex.Pattern</text:span><text:span text:style-name="T14"> for a guide to regular expressions). Don't try to use a regular expression unless you really know what you're doing.</text:span></text:p>
            </text:list-item>
          </text:list>
        </text:list-item>
      </text:list>
      <text:h text:style-name="Heading_20_2"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xml:id="list4726033474961827295" text:style-name="L21">
        <text:list-item>
          <text:p text:style-name="P96">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xml:id="list5273264798694468742" text:style-name="L22">
        <text:list-item>
          <text:p text:style-name="P97">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14"><draw:text-box fo:min-height="1.3252in"><text:p text:style-name="Illustration"><draw:frame draw:style-name="fr5" draw:name="graphics13" text:anchor-type="paragraph" svg:x="0.0016in" svg:y="0.0008in" svg:width="6.7862in" style:rel-width="100%" svg:height="1.3252in" style:rel-height="scale" draw:z-index="15"><draw:image xlink:href="Pictures/100002010000029A000000828E595807.png" xlink:type="simple" xlink:show="embed" xlink:actuate="onLoad"/></draw:frame>Illustration <text:sequence text:ref-name="refIllustration18" text:name="Illustration" text:formula="ooow:Illustration+1" style:num-format="1">19</text:sequence>: Send trackback control</text:p></draw:text-box></draw:frame><text:soft-page-break/></text:p>
      <text:list xml:id="list4161034492466722841" text:style-name="L23">
        <text:list-item>
          <text:p text:style-name="P98">Enter the trackback URL from Otto's blog entry into the text field and click the Send Trackback button. Roller will respond by printing the response received from Otto's blog server. If the trackback was successful, you should see something like this: </text:p>
        </text:list-item>
        <text:list-item text:start-value="1">
          <text:p text:style-name="P98">You should now see your trackback listed among the comments on Otto's blog entry. </text:p>
        </text:list-item>
      </text:list>
      <text:p text:style-name="Text_20_body"/>
      <text:h text:style-name="Heading_20_1" text:outline-level="1">Choosing your weblog theme </text:h>
      <text:p text:style-name="Text_20_body">A weblog theme is a set of templates, style-sheets and image that determine how your weblog will be displayed. A theme can define both the layout and color-scheme of your weblog. <text:s/>You can pick from one of a number of predefined themes. Some themes will allow you to control design by using a stylesheet. Other themes require you to edit the templates that define the theme if you want to customize them.</text:p>
      <text:p text:style-name="Text_20_body"><draw:frame draw:style-name="fr1" draw:name="Frame10" text:anchor-type="paragraph" svg:x="0.2492in" svg:y="0.1953in" svg:width="6.8984in" draw:z-index="69"><draw:text-box fo:min-height="1.3547in"><text:p text:style-name="Illustration"><draw:frame draw:style-name="fr9" draw:name="graphics22" text:anchor-type="paragraph" svg:x="0.1965in" svg:y="0.2508in" svg:width="6.1783in" style:rel-width="98%" svg:height="0.7661in" style:rel-height="scale" draw:z-index="70"><draw:image xlink:href="Pictures/10000201000002D20000005CBCA42AEE.png" xlink:type="simple" xlink:show="embed" xlink:actuate="onLoad"/></draw:frame></text:p><text:p text:style-name="Illustration">Illustration <text:sequence text:ref-name="refIllustration19" text:name="Illustration" text:formula="ooow:Illustration+1" style:num-format="1">20</text:sequence>: Design menu</text:p></draw:text-box></draw:frame>You can access Roller's theme and template features for your weblog via the Design menu, shown below:</text:p>
      <text:p text:style-name="Text_20_body">The Theme menu leads you to the theme chooser page, shown below. Using this page you can pick from one or more different themes for your weblog. If none of the themes are appealing to you, then speak to your site administrator about obtaining or developing some additional themes. The Roller Support project is one place where you can obtain additional themes (<text:span text:style-name="T9">http://roller.dev.java.net</text:span>, <text:span text:style-name="T5">not</text:span> an Apache site).</text:p>
      <text:p text:style-name="Text_20_body"><draw:frame draw:style-name="fr6" draw:name="graphics19" text:anchor-type="paragraph" svg:x="0.3811in" svg:y="0.1874in" svg:width="4.4228in" svg:height="4.9929in" draw:z-index="68"><draw:image xlink:href="Pictures/10000201000002DA0000034940CE5334.png" xlink:type="simple" xlink:show="embed" xlink:actuate="onLoad"/></draw:frame></text:p>
      <text:p text:style-name="Text_20_body"/>
      <text:p text:style-name="Text_20_body">For more information on customizing Roller themes refer to the Template Guide. </text:p>
      <text:h text:style-name="Heading_20_1" text:outline-level="1">Managing your weblog preferences</text:h>
      <text:p text:style-name="Text_20_body">As a Roller user, you are free to customize the settings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log yourself by modifying the page templates that make up your site and by adding new pages. Best of all, you can do all of this through the web-based Roller Editor UI. </text:p>
      <text:h text:style-name="Heading_20_2" text:outline-level="2">Weblog settings</text:h>
      <text:p text:style-name="P18">The <text:span text:style-name="T1">Preferences:Settings</text:span> page allows you to set the configuration parameters for your weblog. </text:p>
      <text:p text:style-name="P18"><draw:frame draw:style-name="fr6" draw:name="graphics3" text:anchor-type="paragraph" svg:x="0.3898in" svg:y="0.2028in" svg:width="6.5752in" svg:height="0.8654in" draw:z-index="61"><draw:image xlink:href="Pictures/100000000000031A0000007B40DF3942.png" xlink:type="simple" xlink:show="embed" xlink:actuate="onLoad"/></draw:frame></text:p>
      <text:p text:style-name="P19"/>
      <text:p text:style-name="P19">Here is an explanation of each of the settings on the weblog <text:span text:style-name="T2">Preferences:Settings</text:span> page: </text:p>
      <text:h text:style-name="Heading_20_3" text:outline-level="3"><text:span text:style-name="T1">General settings</text:span> </text:h>
      <text:p text:style-name="Text_20_body"><draw:frame draw:style-name="fr6" draw:name="graphics15" text:anchor-type="paragraph" svg:x="0.3953in" svg:y="0.1146in" svg:width="5.8146in" svg:height="2.8874in" draw:z-index="62"><draw:image xlink:href="Pictures/100002010000029200000162A0F6D6D8.png" xlink:type="simple" xlink:show="embed" xlink:actuate="onLoad"/></draw:frame></text:p>
      <text:list xml:id="list639717539908689635" text:style-name="L24">
        <text:list-item>
          <text:p text:style-name="P99"><text:span text:style-name="T15">Title</text:span><text:span text:style-name="T13"> - The title of your weblog may include HTML, but the HTML will be stripped out in your RSS feed. You can access your title in a page template with the expression </text:span><text:span text:style-name="Teletype"><text:span text:style-name="T13">#showWebsiteTitle()</text:span></text:span><text:span text:style-name="T13"> </text:span></text:p>
        </text:list-item>
      </text:list>
      <text:list xml:id="list768711047305352363" text:style-name="L25">
        <text:list-item>
          <text:p text:style-name="P100"><text:span text:style-name="T17">Tagline</text:span><text:span text:style-name="T18"> – Short description or sub title of your weblog. May include HTML, but the HTML will be stripped out in your RSS feed. You can access your tagline in a page template with the expression </text:span><text:span text:style-name="Teletype"><text:span text:style-name="T18">#showWebsiteDescription()</text:span></text:span><text:span text:style-name="T18">. </text:span></text:p>
        </text:list-item>
        <text:list-item>
          <text:p text:style-name="P86"><text:span text:style-name="T1">Icon</text:span> - The image file name (ex: thumbnail.jpg) or image url (ex: http://yoursite/thumbnail.com) that shows on some of the default themes. You'll need to upload the image via the <text:span text:style-name="T2">Create &amp; Edit:File Uploads</text:span><text:span text:style-name="T3"> tab first. </text:span></text:p>
        </text:list-item>
        <text:list-item>
          <text:p text:style-name="P87"><text:soft-page-break/>About your blog<text:span text:style-name="T3"> – A more detailed description of the blog or blog author(s) that shows on some of the default themes.</text:span></text:p>
        </text:list-item>
      </text:list>
      <text:list xml:id="list2572825702003246770" text:style-name="L26">
        <text:list-item>
          <text:p text:style-name="P72"><text:span text:style-name="T1">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
      <text:list xml:id="list4682207912237386469" text:style-name="L27">
        <text:list-item>
          <text:p text:style-name="P73"><text:span text:style-name="T1">Weblog editor page to be used</text:span> - Choose a weblog editor page, some are rich-text editors: </text:p>
        </text:list-item>
      </text:list>
      <text:list xml:id="list155778946753353277" text:style-name="L28">
        <text:list-item>
          <text:list>
            <text:list-item>
              <text:p text:style-name="P110">editor-text.jsp: <text:tab/>Simple text editor, you must enter HTML</text:p>
            </text:list-item>
            <text:list-item>
              <text:p text:style-name="P110">editor-rte.jsp: <text:tab/>Rich text editor (works in Firefox and IE but not Safari)</text:p>
            </text:list-item>
          </text:list>
        </text:list-item>
      </text:list>
      <text:p text:style-name="P40"/>
      <text:list xml:id="list92835787620544" text:continue-list="list155778946753353277" text:style-name="L28">
        <text:list-item text:start-value="1">
          <text:p text:style-name="P74"><text:span text:style-name="T2">Weblog is active: </text:span><text:span text:style-name="T3">un-check this box to indicate that your weblog is no longer active and should not appear in hot-blog and other weblog <text:s/>listing on the site. You might want to do this if you take a very long vacation or if you have decided <text:s/>to stop updating <text:s/>your weblog for some other reason. </text:span></text:p>
        </text:list-item>
        <text:list-item>
          <text:p text:style-name="P74"><text:span text:style-name="T2">Number of entries to display on weblog</text:span>: Enter the maximum number of entries to be displayed on your weblog.</text:p>
        </text:list-item>
      </text:list>
      <text:h text:style-name="Heading_20_3" text:outline-level="3">Internationalization Settings</text:h>
      <text:p text:style-name="Text_20_body"><draw:frame draw:style-name="fr6" draw:name="graphics16" text:anchor-type="paragraph" svg:x="0.4256in" svg:y="0.1563in" svg:width="5.8154in" svg:height="1.4874in" draw:z-index="63"><draw:image xlink:href="Pictures/10000000000002AB000000BD2CAC1807.png" xlink:type="simple" xlink:show="embed" xlink:actuate="onLoad"/></draw:frame></text:p>
      <text:list xml:id="list1121817363947839966" text:style-name="L29">
        <text:list-item>
          <text:p text:style-name="P88">I publish my weblog in multiple languages<text:span text:style-name="T3">: check this box if you blog in multiple languages and would like to specify a language locale for each of your weblog <text:s/>entries.</text:span></text:p>
        </text:list-item>
        <text:list-item>
          <text:p text:style-name="P88">Show my weblog entries from all languages on my home page<text:span text:style-name="T3">: check this box if you'd like your weblog's main page to show your posts in all languages. If you don't check it, then readers will only see weblog entries from your default locale.</text:span></text:p>
        </text:list-item>
        <text:list-item>
          <text:p text:style-name="P88">Locale<text:span text:style-name="T3"> set the default locale for your weblog.</text:span></text:p>
        </text:list-item>
        <text:list-item>
          <text:p text:style-name="P88">Timezone: <text:span text:style-name="T3">the timezone to be used in your weblog.</text:span></text:p>
        </text:list-item>
      </text:list>
      <text:h text:style-name="Heading_20_3" text:outline-level="3"><text:span text:style-name="T1">Comments</text:span> and default comment settings</text:h>
      <text:p text:style-name="Text_20_body"><draw:frame draw:style-name="fr6" draw:name="graphics17" text:anchor-type="paragraph" svg:x="0.5744in" svg:y="0in" svg:width="5.5008in" svg:height="1.9591in" draw:z-index="64"><draw:image xlink:href="Pictures/10000201000002AE0000010A94EC9DD2.png" xlink:type="simple" xlink:show="embed" xlink:actuate="onLoad"/></draw:frame></text:p>
      <text:list xml:id="list9167018275839941484" text:style-name="L30">
        <text:list-item>
          <text:p text:style-name="P75"><text:soft-page-break/><text:span text:style-name="T1">Allow comments for your weblog?</text:span> – Check this box to allow visitors to leave comments on your weblog. </text:p>
        </text:list-item>
        <text:list-item>
          <text:p text:style-name="P75"><text:span text:style-name="T2">Moderate comments</text:span> – Check this box to enable comment moderation (i.e. you must approve each comment before it is displayed).</text:p>
        </text:list-item>
        <text:list-item>
          <text:p text:style-name="P75"/>
        </text:list-item>
      </text:list>
      <text:p text:style-name="P18"><text:tab/>Note the next two options are visible only if the Roller Administrator has enabled email notifications for user blogs (See Section 9.2, Roller Administration):</text:p>
      <text:p text:style-name="P18"/>
      <text:list xml:id="list1247469276546179676" text:style-name="L31">
        <text:list-item>
          <text:p text:style-name="P76"><text:span text:style-name="T2">Email notification of comments?</text:span> – Check this box to receive an email notification of each new comments.</text:p>
        </text:list-item>
        <text:list-item>
          <text:p text:style-name="P101"><text:span text:style-name="T16">Default from e-mail address for comments</text:span><text:span text:style-name="T13"> – This will be used as the from address in comment emails sent by Roller.</text:span></text:p>
        </text:list-item>
      </text:list>
      <text:p text:style-name="P18"/>
      <text:list xml:id="list1858354676273080697" text:style-name="L32">
        <text:list-item>
          <text:p text:style-name="P77"><text:span text:style-name="T2">By default, allow comments for new entries</text:span> – Check this box to enable comments on your weblog. You can <text:s/>also control comments on each individual weblog entry.</text:p>
        </text:list-item>
        <text:list-item>
          <text:p text:style-name="P89"><text:span text:style-name="T25">Default time to allow comments for new entries</text:span> <text:span text:style-name="T3">– Choose the default amount of time to allow comments for new blog entries. <text:s/>This setting may also be overridden using the Comment Settings section of the New Entry page.</text:span></text:p>
        </text:list-item>
        <text:list-item>
          <text:p text:style-name="P77"><text:span text:style-name="T2">Apply comment defaults to all existing entries? </text:span><text:span text:style-name="T3">- If you check this box, when you click the Save button the comment defaults you have set will be applied to all existing comments.</text:span></text:p>
        </text:list-item>
      </text:list>
      <text:h text:style-name="Heading_20_3" text:outline-level="3"><text:span text:style-name="T1">Weblog client API</text:span> </text:h>
      <text:p text:style-name="Text_20_body"><draw:frame draw:style-name="fr6" draw:name="graphics34" text:anchor-type="paragraph" svg:x="0.3661in" svg:y="0.1665in" svg:width="5.7055in" svg:height="1.0772in" draw:z-index="65"><draw:image xlink:href="Pictures/10000000000002AA0000007973765AE9.png" xlink:type="simple" xlink:show="embed" xlink:actuate="onLoad"/></draw:frame></text:p>
      <text:list xml:id="list1426607341983682765" text:style-name="L33">
        <text:list-item>
          <text:p text:style-name="P78"><text:span text:style-name="T1">Enable Blogger API for your weblog</text:span> - Set to true to enable weblogging via the MetaWeblog API. This will allow you to use handy blogging clients like Ecto to post to your weblog. </text:p>
        </text:list-item>
      </text:list>
      <text:list xml:id="list5841229532522474741" text:style-name="L34">
        <text:list-item>
          <text:p text:style-name="P79"><text:span text:style-name="T1">Category for posts received via Blogger API</text:span> - Choose the category for incoming posts made via the Blogger API. This only applies if you blogging client does not support categories. </text:p>
        </text:list-item>
      </text:list>
      <text:h text:style-name="Heading_20_3" text:outline-level="3"><text:span text:style-name="T1">Formatting</text:span> </text:h>
      <text:p text:style-name="Text_20_body"><draw:frame draw:style-name="fr6" draw:name="graphics43" text:anchor-type="paragraph" svg:x="0.3764in" svg:y="0.1772in" svg:width="5.5634in" svg:height="1.1429in" draw:z-index="67"><draw:image xlink:href="Pictures/10000000000002A8000000903E7FA921.png" xlink:type="simple" xlink:show="embed" xlink:actuate="onLoad"/></draw:frame></text:p>
      <text:list xml:id="list558909759998439870" text:style-name="L35">
        <text:list-item>
          <text:p text:style-name="P80"><text:span text:style-name="T1">Default entry formatters: </text:span><text:span text:style-name="T3">this is the list of plug-ins to be enabled by default on a new weblog entry. </text:span></text:p>
        </text:list-item>
      </text:list>
      <text:h text:style-name="Heading_20_3" text:outline-level="3"><text:soft-page-break/><text:span text:style-name="T1">Spam prevention</text:span> </text:h>
      <text:p text:style-name="Text_20_body"><draw:frame draw:style-name="fr6" draw:name="graphics35" text:anchor-type="paragraph" svg:x="0.3984in" svg:y="0.0835in" svg:width="5.6618in" svg:height="1.6744in" draw:z-index="66"><draw:image xlink:href="Pictures/1000020100000296000000C44BE4C44F.png" xlink:type="simple" xlink:show="embed" xlink:actuate="onLoad"/></draw:frame></text:p>
      <text:list xml:id="list5717943994433131789" text:style-name="L36">
        <text:list-item>
          <text:p text:style-name="P81"><text:span text:style-name="T1">Ignore incoming referrer URLs that contain any of these (comma-separated) words - </text:span><text:span text:style-name="T3">you can use this to filter out what referrers are accepted. Somewhat useful if you start getting hit by referrer spam, but not a complete solution to the referrer spam problem. See section [</text:span><text:a xlink:type="simple" xlink:href="#5.5.Preventing weblog spam |outline"><text:span text:style-name="T3">5.5] </text:span></text:a><text:span text:style-name="T3">for more information on spam prevention.</text:span></text:p>
        </text:list-item>
      </text:list>
      <text:p text:style-name="Text_20_body"/>
      <text:p text:style-name="Text_20_body"/>
      <text:h text:style-name="P117" text:outline-level="2">Weblog members: managing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1">Members</text:span> menu item in the <text:span text:style-name="T1">Preferences</text:span> tab. The <text:span text:style-name="T1">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51"><draw:text-box fo:min-height="4.189in"><text:p text:style-name="Illustration"><draw:frame draw:style-name="fr5" draw:name="graphics21" text:anchor-type="paragraph" svg:x="0.0016in" svg:y="0.0008in" svg:width="6.6654in" style:rel-width="100%" svg:height="4.189in" style:rel-height="scale" draw:z-index="52"><draw:image xlink:href="Pictures/10000201000002BC000001B8796EBDAA.png" xlink:type="simple" xlink:show="embed" xlink:actuate="onLoad"/></draw:frame>Illustration <text:sequence text:ref-name="refIllustration20" text:name="Illustration" text:formula="ooow:Illustration+1" style:num-format="1">21</text:sequence>: Weblog permissions page</text:p></draw:text-box></draw:frame></text:p>
      <text:p text:style-name="Text_20_body">You can use the <text:span text:style-name="T1">Invite new member</text:span> link to invite any Roller user to join your weblog, but before you do you should understand the three different permission levels allowed for members of a weblog. They are: </text:p>
      <text:list xml:id="list4069983901839610885" text:style-name="L37">
        <text:list-item>
          <text:p text:style-name="P102"><text:span text:style-name="T1">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102"><text:span text:style-name="T1">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xml:id="list2958763358573337683" text:style-name="L38">
        <text:list-item>
          <text:p text:style-name="P103"><text:span text:style-name="T1">Limited</text:span>: limited bloggers can create and edit blog entries and save them as drafts, but cannot publish them to the web. </text:p>
        </text:list-item>
      </text:list>
      <text:p text:style-name="Text_20_body">Select <text:span text:style-name="T1">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1">Send Invitation</text:span>. If Roller is not configured to talk to the mail server, you may get the following messages: </text:p>
      <text:p text:style-name="Preformatted_20_Text"><text:soft-page-break/>User successfully invited.</text:p>
      <text:p text:style-name="P35">ERROR: Notification email(s) not sent, due to Roller configuration <text:line-break/>or mail server problem.</text:p>
      <text:p text:style-name="Text_20_body">As long as the first message is present, the invite is successful. The next time the user logs into the blog site, they will see the message show in the screenshot below asking them to accept or decline your invitation.</text:p>
      <text:p text:style-name="Text_20_body">Once a user is a member of your blog, you can change their permissions. Just click the appropriate radio button in the table and click the <text:span text:style-name="T1">Save</text:span> button. You can also remove users from the site, but note that you cannot reduce your own permissions or remove yourself from the weblog. </text:p>
      <text:p text:style-name="Text_20_body"><text:span text:style-name="T1">Accept or Decline a Group Blog Invitation</text:span> </text:p>
      <text:p text:style-name="Text_20_body">If you are invited to become a member of a group blog, an invitation will be present at the top of the Main Menu page. Example: </text:p>
      <text:p text:style-name="Preformatted_20_Text"><draw:frame draw:style-name="fr1" draw:name="Frame1" text:anchor-type="paragraph" svg:x="0.4583in" svg:y="0.2055in" svg:width="5.6102in" draw:z-index="53"><draw:text-box fo:min-height="1.8429in"><text:p text:style-name="Illustration"><draw:frame draw:style-name="fr5" draw:name="graphics2" text:anchor-type="paragraph" svg:x="0.0016in" svg:y="0.0008in" svg:width="6.0307in" style:rel-width="100%" svg:height="1.998in" style:rel-height="scale" draw:z-index="54"><draw:image xlink:href="Pictures/100002010000023D000000BE5C796A10.png" xlink:type="simple" xlink:show="embed" xlink:actuate="onLoad"/></draw:frame>Illustration <text:sequence text:ref-name="refIllustration21" text:name="Illustration" text:formula="ooow:Illustration+1" style:num-format="1">22</text:sequence>: Main Menu with invitation to join a group blog</text:p></draw:text-box></draw:frame></text:p>
      <text:p text:style-name="Text_20_body"/>
      <text:p text:style-name="Text_20_body">Click 'accept' to become a member of the group blog or 'decline' to turn down the invitation. </text:p>
      <text:p text:style-name="Text_20_body"><text:span text:style-name="T1">Contribute to a group blog</text:span> </text:p>
      <text:p text:style-name="Text_20_body">Once you're a member of a group blog, contributing is as easy as creating blog entry content. To access the group blog, login, from the <text:span text:style-name="T1">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eges you have on each weblog. </text:p>
      <text:p text:style-name="Text_20_body"><text:span text:style-name="T1">Resign from a Group Blog</text:span> </text:p>
      <text:p text:style-name="Text_20_body">To resign from a group blog, login, on the Main Menu page, navigate to the blog information for which you wish to resign. Select 'Resign'. </text:p>
      <text:h text:style-name="P116"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the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r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 </text:p>
      <text:p text:style-name="Text_20_body">Roller uses the term <text:span text:style-name="T1">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supports the configuration of two types of ping targets: </text:p>
      <text:list xml:id="list3488743579034102937" text:style-name="L39">
        <text:list-item>
          <text:p text:style-name="P118"><text:span text:style-name="T1">common ping targets<text:line-break/></text:span>These are ping targets that are configured by a Roller administrator, and are available to be used by all users. This allows the ping URLs for several well-known aggregator sites to be configured once for everybody. </text:p>
        </text:list-item>
        <text:list-item>
          <text:p text:style-name="P118"><text:span text:style-name="T1">custom ping targets<text:line-break/></text:span>These are ping targets that are configured by individual users. If you don't find the site you wish to ping in one of the common ping targets, you can configure your own custom ping target. </text:p>
        </text:list-item>
      </text:list>
      <text:h text:style-name="Heading_20_2" text:outline-level="2">Setting up Automated Pings</text:h>
      <text:p text:style-name="Text_20_body">Once a ping target (either a common ping target or a custom ping target) has been configured for the site that you wish to ping, you can use the <text:span text:style-name="T1">Weblog:Pings</text:span> page (shown below) to enable automatic pings and send manual pings. <text:s/></text:p>
      <text:p text:style-name="Text_20_body"><draw:frame draw:style-name="fr2" draw:name="Frame24" text:anchor-type="paragraph" svg:width="6.4543in" draw:z-index="9"><draw:text-box fo:min-height="5.4898in"><text:p text:style-name="Illustration"><draw:frame draw:style-name="fr5" draw:name="graphics40" text:anchor-type="paragraph" svg:x="0.0016in" svg:y="0.0008in" svg:width="6.4543in" style:rel-width="100%" svg:height="5.4898in" style:rel-height="scale" draw:z-index="10"><draw:image xlink:href="Pictures/10000201000002BE00000255CE3483E1.png" xlink:type="simple" xlink:show="embed" xlink:actuate="onLoad"/></draw:frame>Illustration <text:sequence text:ref-name="refIllustration22" text:name="Illustration" text:formula="ooow:Illustration+1" style:num-format="1">23</text:sequence>: Automatic ping configuration page</text:p></draw:text-box></draw:frame><text:soft-page-break/></text:p>
      <text:p text:style-name="Text_20_body"/>
      <text:p text:style-name="Text_20_body">To enable automatic pings to a ping target, find the ping target on the page and click the <text:span text:style-name="T1">Enable</text:span> link in the Automatic column. The status indicator turns to <text:span text:style-name="T1">ON</text:span> and the link changes to <text:span text:style-name="T1">Disable</text:span> (as shown for some sites in the screenshot above). To disable automatic pings to a ping target click the <text:span text:style-name="T1">Disable</text:span> link in the Automatic column. The status indicator turns to <text:span text:style-name="T1">OFF</text:span> and the link changes to <text:span text:style-name="T1">Enable</text:span>. </text:p>
      <text:p text:style-name="Text_20_body">Custom ping targets that you have configured are displayed on this page in a separate table below the common ping targets; they work in the same way. You may need to scroll down the page to see them </text:p>
      <text:p text:style-name="Text_20_body">When you have enabled automatic pinging for a ping target, Roller will automatically send a ping to that site whenever you publish a new weblog entry or update a published weblog entry. </text:p>
      <text:p text:style-name="P42"><text:span text:style-name="T8">Note:</text:span><text:span text:style-name="T4">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text:soft-page-break/>Sending a Manual Ping</text:h>
      <text:p text:style-name="Text_20_body">You can also send a manual ping to a ping target using the <text:span text:style-name="T1">Send Ping Now</text:span> link listed for the target on the <text:span text:style-name="T1">Weblog:Pings</text:span> page. When you send a manual ping the ping is not queued, it is sent immediately and attempted only once. Roller shows you the response status (success or a failure message) that results from the ping. Using manual pings, you can test your custom ping targets to make sure that the URL you have entered is working properly. </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h text:style-name="Heading_20_2" text:outline-level="2">Creating and Editing Custom Ping Targets</text:h>
      <text:p text:style-name="Text_20_body">You should find that most popular ping targets are listed among the common ping targets and you can ping these without needing to create a new custom one. If you don't find a common target listed for the site you wish to ping, you have two options. You can request that your administrator add a new common ping target (directions in <text:a xlink:type="simple" xlink:href="http://www.rollerweblogger.org/wiki/Wiki.jsp?page=UserGuide_2.x#ref-UserGuide_2.x-21">[21]</text:a>); most likely, your friendly Roller administrator will be happy to add new common ping targets for aggregator sites that many other users will also be interested in using. Alternatively, you can add your own custom ping target using the <text:span text:style-name="T1">Weblog:Custom Ping Targets</text:span> page. </text:p>
      <text:p text:style-name="P45"><text:span text:style-name="T8">Note:</text:span><text:span text:style-name="T4"> Custom ping targets are a feature that the administrator can disable. If you do not see </text:span><text:span text:style-name="T8">Weblog:Custom Ping Targets</text:span><text:span text:style-name="T4"> menu item, or any heading for Custom Ping Targets on the </text:span><text:span text:style-name="T8">Weblog:Pings</text:span><text:span text:style-name="T4"> page, then an administrator has disabled it, and you will need to contact an administrator to get a new common ping target added.</text:span> </text:p>
      <text:p text:style-name="Text_20_body">Before adding a custom ping target, you must determine the proper ping URL for the site that you wish to ping. You must get this information from the aggregator's web site or from another knowledgeable source. </text:p>
      <text:p text:style-name="Text_20_body">It can be hard to find the aggregator's documentation telling you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you have found the proper ping URL, you can add your custom target using the <text:span text:style-name="T1">Weblog:Custom Ping Targets</text:span> page, which looks something like the following screen-shot. </text:p>
      <text:p text:style-name="Text_20_body"><text:s/></text:p>
      <text:p text:style-name="Text_20_body"/>
      <text:p text:style-name="Text_20_body"/>
      <text:p text:style-name="Text_20_body"><draw:frame draw:style-name="fr1" draw:name="Frame25" text:anchor-type="paragraph" svg:x="0.2307in" svg:y="0in" svg:width="6.4425in" draw:z-index="3"><draw:text-box fo:min-height="3.2516in"><text:p text:style-name="Illustration"><draw:frame draw:style-name="fr5" draw:name="graphics45" text:anchor-type="paragraph" svg:x="0.0016in" svg:y="0.0008in" svg:width="6.4425in" style:rel-width="100%" svg:height="3.2516in" style:rel-height="scale" draw:z-index="4"><draw:image xlink:href="Pictures/100002010000028C000001495393469F.png" xlink:type="simple" xlink:show="embed" xlink:actuate="onLoad"/></draw:frame>Illustration <text:sequence text:ref-name="refIllustration23" text:name="Illustration" text:formula="ooow:Illustration+1" style:num-format="1">24</text:sequence>: Custom ping targets page</text:p></draw:text-box></draw:frame><text:soft-page-break/></text:p>
      <text:p text:style-name="Text_20_body"/>
      <text:p text:style-name="Text_20_body">Click the <text:span text:style-name="T1">Add New</text:span> button to add a new custom ping target. This will bring up a form with a <text:span text:style-name="T1">Name</text:span> field and a <text:span text:style-name="T1">Ping URL</text:span> field. Fill in both fields, and click the <text:span text:style-name="T1">Save</text:span> button. </text:p>
      <text:p text:style-name="Text_20_body"><draw:frame draw:style-name="fr1" draw:name="Frame26" text:anchor-type="paragraph" svg:x="0.2319in" svg:y="0.1701in" svg:width="5.1689in" draw:z-index="1"><draw:text-box fo:min-height="1.8945in"><text:p text:style-name="Illustration"><draw:frame draw:style-name="fr5" draw:name="graphics46" text:anchor-type="paragraph" svg:x="0.0016in" svg:y="0.0008in" svg:width="4.5634in" style:rel-width="88%" svg:height="1.6717in" style:rel-height="scale" draw:z-index="2"><draw:image xlink:href="Pictures/10000201000001EB000000B49FF2CFAD.png" xlink:type="simple" xlink:show="embed" xlink:actuate="onLoad"/></draw:frame>Illustration <text:sequence text:ref-name="refIllustration24" text:name="Illustration" text:formula="ooow:Illustration+1" style:num-format="1">25</text:sequence>: Edit ping target form</text:p></draw:text-box></draw:frame></text:p>
      <text:p text:style-name="Text_20_body">Once you have created a custom ping target, you will see it listed on the <text:span text:style-name="T1">Weblog:Custom Ping Targets</text:span> page. From this page, you can further edit it or delete it. To enable automatic pings or send manual using your custom ping targets, use the <text:span text:style-name="T1">Weblog:Pings</text:span> page. </text:p>
      <text:p text:style-name="Text_20_body"/>
      <text:p text:style-name="Text_20_body">The ping target's name must be unique among your own custom targets, and the Ping URL must be a properly formed URL with a known hostname (or a raw IP address). If any of these conditions are not met, the <text:span text:style-name="T1">Save</text:span> will fail, and you will get an error indication telling you what was wrong with your entry</text:p>
      <text:p text:style-name="Standard"/>
      <text:h text:style-name="P117" text:outline-level="2">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5">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1">java.blogs</text:span>. To get a category-specific feed URL, just append <text:span text:style-name="Teletype">?catname=</text:span><text:span text:style-name="T4">/category/path</text:span> where <text:span text:style-name="T4">/category/path</text:span> is the full path of the category.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h text:style-name="P116" text:outline-level="1">Roller administration</text:h>
      <text:p text:style-name="Text_20_body">This section of the Roller user <text:s/>guide is for users with the global admin role. How do you get the admin role? The first user created in a Roller system gets that role and then can grant it to other users via the <text:span text:style-name="T2">Global Admin-&gt;User Admin</text:span> page, which just happens to be the first topic we'll cover in the section.</text:p>
      <text:p text:style-name="Text_20_body">We'll also describe how to configure Roller via the <text:span text:style-name="T2">Global Admin-&gt;Configuration </text:span>page and how to configure Roller's custom ping facility via the <text:span text:style-name="T2">Global Admin-&gt;Ping Targets</text:span> page.</text:p>
      <text:h text:style-name="Heading_20_2" text:outline-level="2">Managing users</text:h>
      <text:p text:style-name="Text_20_body">The <text:span text:style-name="T1">Global Admin-&gt;User Admin</text:span> page, shown below, allows you to find users, edit users and create new users. </text:p>
      <text:p text:style-name="Text_20_body"><text:s/></text:p>
      <text:p text:style-name="Text_20_body"><draw:frame draw:style-name="fr2" draw:name="Frame22" text:anchor-type="paragraph" svg:width="6.4752in" draw:z-index="18"><draw:text-box fo:min-height="4.1689in"><text:p text:style-name="Illustration"><draw:frame draw:style-name="fr5" draw:name="graphics14" text:anchor-type="paragraph" svg:x="0.0016in" svg:y="0.0008in" svg:width="6.4752in" style:rel-width="100%" svg:height="4.1689in" style:rel-height="scale" draw:z-index="19"><draw:image xlink:href="Pictures/100002010000028A000001B8B4A883FA.png" xlink:type="simple" xlink:show="embed" xlink:actuate="onLoad"/></draw:frame>Illustration <text:sequence text:ref-name="refIllustration25" text:name="Illustration" text:formula="ooow:Illustration+1" style:num-format="1">26</text:sequence>: User admin page</text:p></draw:text-box></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2">create a new user link</text:span>.</text:p>
      <text:p text:style-name="Text_20_body"/>
      <text:p text:style-name="Text_20_body"><text:soft-page-break/>When a user is loaded into the <text:span text:style-name="T1">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
      <text:p text:style-name="Standard"><draw:frame draw:style-name="fr2" draw:name="Frame9" text:anchor-type="paragraph" svg:width="6.5583in" draw:z-index="16"><draw:text-box fo:min-height="5.5083in"><text:p text:style-name="Illustration"><draw:frame draw:style-name="fr5" draw:name="graphics18" text:anchor-type="paragraph" svg:x="0.0016in" svg:y="0.0008in" svg:width="6.5583in" style:rel-width="100%" svg:height="5.5083in" style:rel-height="scale" draw:z-index="17"><draw:image xlink:href="Pictures/1000020100000324000002B2AB241B53.png" xlink:type="simple" xlink:show="embed" xlink:actuate="onLoad"/></draw:frame>Illustration <text:sequence text:ref-name="refIllustration26" text:name="Illustration" text:formula="ooow:Illustration+1" style:num-format="1">27</text:sequence>: User admin form</text:p></draw:text-box></draw:frame></text:p>
      <text:p text:style-name="Standard">You can also <text:span text:style-name="T3">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2">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46"/>
      <text:p text:style-name="P46">NOTE: you can disable a user but there is no way to remove a user from Roller. </text:p>
      <text:h text:style-name="P117" text:outline-level="2">Configuring Roller</text:h>
      <text:p text:style-name="Text_20_body">The <text:span text:style-name="T2">Global Admin-&gt;Configuration</text:span> page allows you to set Roller's runtime configuration properties. It is a big page, so we will discuss each section separately below. </text:p>
      <text:p text:style-name="Text_20_body"><text:s/></text:p>
      <text:p text:style-name="P15"><draw:frame draw:style-name="fr2" draw:name="Frame29" text:anchor-type="paragraph" svg:width="6.872in" draw:z-index="20"><draw:text-box fo:min-height="3.2071in"><text:p text:style-name="Illustration"><draw:frame draw:style-name="fr6" draw:name="graphics20" text:anchor-type="paragraph" svg:x="0in" svg:y="0in" svg:width="6.872in" svg:height="2.9417in" draw:z-index="21"><draw:image xlink:href="Pictures/100002010000034E000001660E709BEA.png" xlink:type="simple" xlink:show="embed" xlink:actuate="onLoad"/></draw:frame>Illustration <text:sequence text:ref-name="refIllustration27" text:name="Illustration" text:formula="ooow:Illustration+1" style:num-format="1">28</text:sequence>: Configuration page: site settings</text:p></draw:text-box></draw:frame></text:p>
      <text:list xml:id="list8881471538346440506" text:style-name="L40">
        <text:list-item>
          <text:p text:style-name="P112"><text:span text:style-name="T1">Site name</text:span>: name of the site, to be included in site-wide newsfeeds (RSS and Atom) and on the default front page of the Roller.</text:p>
        </text:list-item>
        <text:list-item>
          <text:p text:style-name="P112"><text:span text:style-name="T2">Short name</text:span>: short name of the site, to be included as the link in the banner that appears at the top of every page in the Roller editor/admin UI.</text:p>
        </text:list-item>
        <text:list-item>
          <text:p text:style-name="P112"><text:span text:style-name="T1">Site description</text:span>: description of site, to be included in site-wide newsfeeds (RSS and Atom) and on the default front page of the site.</text:p>
        </text:list-item>
        <text:list-item>
          <text:p text:style-name="P112"><text:span text:style-name="T1">Site Administrator's email Address</text:span>: admin's email address, to be include in side-side newsfeeds (RSS and Atom)</text:p>
        </text:list-item>
        <text:list-item>
          <text:p text:style-name="P112"><text:span text:style-name="T2">Handle of weblog to serve as frontpage blog</text:span>: specify the weblog that is to be displayed as the frontpage of this Roller site.</text:p>
        </text:list-item>
        <text:list-item>
          <text:p text:style-name="P112"><text:span text:style-name="T2">Enable aggregated frontpage feeds</text:span>: Set this to true if you would like the frontpage weblog's RSS and Atom feeds to be an aggregation of all weblogs on the Roller site.</text:p>
        </text:list-item>
        <text:list-item>
          <text:p text:style-name="P112"><text:span text:style-name="T1">Absolute URL to this site</text:span>: to be used as basis for creating absolute URLs. Required for Roller's Planet aggregator feature.</text:p>
        </text:list-item>
        <text:list-item>
          <text:p text:style-name="P112"><text:span text:style-name="T2">Suspend all ping processing</text:span>: Allows you to turn off all (outgoing) weblogs pings for all weblogs in the system.</text:p>
        </text:list-item>
        <text:list-item>
          <text:p text:style-name="P112"><text:span text:style-name="T2">Enable debug mode</text:span>: currently not used.</text:p>
          <text:p text:style-name="P104"/>
        </text:list-item>
      </text:list>
      <text:p text:style-name="P6"/>
      <text:p text:style-name="P15"><draw:frame draw:style-name="fr1" draw:name="Frame37" text:anchor-type="paragraph" svg:x="0.2984in" svg:y="0.1508in" svg:width="6.328in" draw:z-index="28"><draw:text-box fo:min-height="2.402in"><text:p text:style-name="Illustration"><draw:frame draw:style-name="fr5" draw:name="graphics39" text:anchor-type="paragraph" svg:x="0.0016in" svg:y="0.0008in" svg:width="6.328in" style:rel-width="100%" svg:height="2.402in" style:rel-height="scale" draw:z-index="29"><draw:image xlink:href="Pictures/10000201000002CE0000011C6AEDBE24.png" xlink:type="simple" xlink:show="embed" xlink:actuate="onLoad"/></draw:frame>Illustration <text:sequence text:ref-name="refIllustration28" text:name="Illustration" text:formula="ooow:Illustration+1" style:num-format="1">29</text:sequence>: Configuration: comments</text:p></draw:text-box></draw:frame></text:p>
      <text:list xml:id="list92836173092177" text:continue-list="list8881471538346440506" text:style-name="L40">
        <text:list-item text:start-value="1">
          <text:p text:style-name="P104"><text:span text:style-name="T1">Allow New Users</text:span>: Set this to enable the <text:span text:style-name="T4">register as new user</text:span> link on the main page. If you turnoff user creation, you'll only be able to create new users via the <text:span text:style-name="T2">Global Admin-&gt;User Admin</text:span> page.</text:p>
        </text:list-item>
      </text:list>
      <text:list xml:id="list4213896090411528075" text:style-name="L41">
        <text:list-item>
          <text:p text:style-name="P113"><text:span text:style-name="T2">External registration URL</text:span>: Controls the URL of Roller's “Register as new users” link. If you use an external system to create Roller users and blogs, set the URL of that system here. </text:p>
        </text:list-item>
        <text:list-item>
          <text:p text:style-name="P114">Editor pages: this is the list of weblog editors to be provided to users.</text:p>
        </text:list-item>
      </text:list>
      <text:list xml:id="list4667395200431735626" text:style-name="L42">
        <text:list-item>
          <text:p text:style-name="P105"><text:span text:style-name="T2">Allow weblog comments</text:span>: By un-setting this <text:s/>you can turn off weblog comments on all weblogs in the system.</text:p>
        </text:list-item>
        <text:list-item>
          <text:p text:style-name="P105"><text:span text:style-name="T2">Allow trackbacks</text:span>: By un-setting this <text:s/>you can turn off incoming trackbacks on all weblogs in the system.</text:p>
        </text:list-item>
        <text:list-item>
          <text:p text:style-name="P105"><text:span text:style-name="T2">Autoformat comments</text:span>: If this is on, Roller will auto-format comments by adding in line-breaks where appropriate.</text:p>
        </text:list-item>
        <text:list-item>
          <text:p text:style-name="P105"><text:span text:style-name="T2">Escape comment HTML</text:span>: By setting this, you can disallow HTML in comments and thereby protect your site from malicious JavaScript and some forms of cross-site scripting.</text:p>
        </text:list-item>
        <text:list-item>
          <text:p text:style-name="P105"><text:span text:style-name="T2">E-mail notification of comments</text:span>: set this to enable email notification of new comments. This won't work unless you configured Roller properly for sending email as described in the Roller installation guide.</text:p>
        </text:list-item>
        <text:list-item>
          <text:p text:style-name="P105"><text:span text:style-name="T2">Enable verification of trackback links</text:span>: Trackback verification checks each incoming trackback to verify that the site sending the trackback actually links to the specific weblog entry that is the target of the trackback.</text:p>
        </text:list-item>
        <text:list-item>
          <text:p text:style-name="P105"><text:span text:style-name="T2">Enable referrer linkback extraction</text:span>: NOT RECOMMENDED. This is an experimental feature and it is not known to be working correctly.</text:p>
        </text:list-item>
      </text:list>
      <text:p text:style-name="Text_20_body"/>
      <text:p text:style-name="P6"><draw:frame draw:style-name="fr1" draw:name="Frame17" text:anchor-type="paragraph" svg:x="0.3902in" svg:y="0.3693in" svg:width="6.7201in" draw:z-index="32"><draw:text-box fo:min-height="1.4957in"><text:p text:style-name="Illustration"><draw:frame draw:style-name="fr5" draw:name="graphics23" text:anchor-type="paragraph" svg:x="0.0016in" svg:y="0.0008in" svg:width="6.7201in" style:rel-width="100%" svg:height="1.4957in" style:rel-height="scale" draw:z-index="33"><draw:image xlink:href="Pictures/100002010000033D000000AA6E65AEE4.png" xlink:type="simple" xlink:show="embed" xlink:actuate="onLoad"/></draw:frame>Illustration <text:sequence text:ref-name="refIllustration29" text:name="Illustration" text:formula="ooow:Illustration+1" style:num-format="1">30</text:sequence>: Configuration page: newsfeed settings</text:p></draw:text-box></draw:frame></text:p>
      <text:p text:style-name="P49"/>
      <text:list xml:id="list92837828744696" text:continue-list="list4667395200431735626" text:style-name="L42">
        <text:list-item text:start-value="1">
          <text:p text:style-name="P115"><text:span text:style-name="T2">Default number of entries</text:span>: default number of entries to appear in each newsfeed (RSS and Atom).</text:p>
        </text:list-item>
        <text:list-item>
          <text:p text:style-name="P115"><text:span text:style-name="T2">Maximum number of entries</text:span>: maximum number of entries to be allowed in each newsfeed (RSS and Atom).</text:p>
        </text:list-item>
        <text:list-item>
          <text:p text:style-name="P115"><text:span text:style-name="T2">Display styled newsfeeds for browsers</text:span>: Set to true to enable user-friendly RSS and Atom feed display, so that users don't see raw XML when they load the feed in their browsers.</text:p>
        </text:list-item>
      </text:list>
      <text:p text:style-name="Text_20_body"/>
      <text:p text:style-name="Text_20_body"><draw:frame draw:style-name="fr2" draw:name="Frame31" text:anchor-type="paragraph" svg:width="6.3811in" draw:z-index="22"><draw:text-box fo:min-height="1.9398in"><text:p text:style-name="Illustration"><draw:frame draw:style-name="fr5" draw:name="graphics24" text:anchor-type="paragraph" svg:x="0.0016in" svg:y="0.0008in" svg:width="6.3811in" style:rel-width="100%" svg:height="1.9398in" style:rel-height="scale" draw:z-index="23"><draw:image xlink:href="Pictures/10000201000002BB000000E4A1152918.png" xlink:type="simple" xlink:show="embed" xlink:actuate="onLoad"/></draw:frame>Illustration <text:sequence text:ref-name="refIllustration30" text:name="Illustration" text:formula="ooow:Illustration+1" style:num-format="1">31</text:sequence>: Configuration page: file upload settings</text:p></draw:text-box></draw:frame></text:p>
      <text:p text:style-name="P41"/>
      <text:list xml:id="list92836548037527" text:continue-list="list92837828744696" text:style-name="L42">
        <text:list-item text:start-value="1">
          <text:p text:style-name="P56"><text:span text:style-name="T1">Enable File Uploads</text:span>: Are users allowed to upload files? </text:p>
        </text:list-item>
        <text:list-item>
          <text:p text:style-name="P56"><text:span text:style-name="T1">Allowed Extensions</text:span>: Comma-separated list of file extensions that users are allowed to upload. </text:p>
        </text:list-item>
        <text:list-item>
          <text:p text:style-name="P56"><text:span text:style-name="T1">Forbidden Extensions</text:span>: Comma-separated list of file extensions that users are NOT allowed to upload. </text:p>
        </text:list-item>
        <text:list-item>
          <text:p text:style-name="P56"><text:span text:style-name="T1">Max File Size (MB)</text:span>: Maximum size of file that users are allowed to upload. </text:p>
        </text:list-item>
        <text:list-item>
          <text:p text:style-name="P56"><text:span text:style-name="T1">Max Directory Size (MB)</text:span>: Total upload directory size per user. </text:p>
        </text:list-item>
      </text:list>
      <text:list xml:id="list8330187835450547354" text:style-name="L43">
        <text:list-header>
          <text:p text:style-name="P111"/>
        </text:list-header>
      </text:list>
      <text:h text:style-name="P116" text:outline-level="1">Weblog update ping administration</text:h>
      <text:p text:style-name="Text_20_body">This section, intended for Roller administrators, describes how the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1">Global Admin-&gt;Ping Targets</text:span> page. </text:p>
      <text:p text:style-name="Text_20_body"/>
      <text:p text:style-name="Text_20_body"><draw:frame draw:style-name="fr2" draw:name="Frame33" text:anchor-type="paragraph" svg:width="6.3917in" draw:z-index="55"><draw:text-box fo:min-height="3.5339in"><text:p text:style-name="Illustration"><draw:frame draw:style-name="fr5" draw:name="graphics28" text:anchor-type="paragraph" svg:x="0.0016in" svg:y="0.0008in" svg:width="6.3917in" style:rel-width="100%" svg:height="3.5339in" style:rel-height="scale" draw:z-index="56"><draw:image xlink:href="Pictures/10000201000002FB000001ACF0CEF24E.png" xlink:type="simple" xlink:show="embed" xlink:actuate="onLoad"/></draw:frame>Illustration <text:sequence text:ref-name="refIllustration31" text:name="Illustration" text:formula="ooow:Illustration+1" style:num-format="1">32</text:sequence>: Common weblog <text:s/>ping <text:s/>targets</text:p></draw:text-box></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text:soft-page-break/>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2">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eletype"><text:span text:style-name="T23">roller.properties</text:span></text:span><text:span text:style-name="T23"> </text:span>file. </text:p>
      <text:p text:style-name="P26"><text:span text:style-name="T1">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1">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1">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26"><text:span text:style-name="T1">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1">Suspend ping processing?</text:span> checkbox under the <text:span text:style-name="T1">Site Settings</text:span> heading on the <text:span text:style-name="T1">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26"><text:soft-page-break/><text:span text:style-name="T1">pings.disallowCustomTargets. </text:span>This property controls whether users are allowed to create custom ping targets. If set to true, all existing custom ping targets are <text:span text:style-name="T4">removed</text:span>, and the <text:span text:style-name="T1">Weblog:Custom Ping Targets</text:span> page and the associated actions are disabled preventing any configuration of custom ping targets. <text:span text:style-name="T1">Note:</text:span> <text:span text:style-name="T4">Setting this to true this will cause the Roller server to </text:span>remove <text:span text:style-name="T4">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26"><text:span text:style-name="T1">pings.disablePingUsage. </text:span>This property controls whether users are allowed to set up automatic pings or send manual pings. If set to true, all existing autoping configurations are removed (i.e. disabled), the weblog <text:span text:style-name="T1">Preferences-&gt;Pings</text:span> page and associated actions are disabled, preventing any use of the ping features by regular users. <text:span text:style-name="T1">Note:</text:span> <text:span text:style-name="T4">Setting this to true will cause the Roller server to </text:span>remove <text:span text:style-name="T4">any autopings that users have configured when Roller is next started.</text:span> </text:p>
      <text:p text:style-name="Text_20_body">If both of the above properties are set to true, all ping functionality is effectively disabled for regular users. The <text:span text:style-name="T1">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26"><text:span text:style-name="T1">pings.initialCommonTargets. </text:span>This value is used to initialize the set of common ping targets. The value consists of a comma-separated list of ping targets, where each ping target is specified in the form </text:p>
      <text:p text:style-name="P37"><text:s text:c="10"/>{{name}{url}}</text:p>
      <text:p text:style-name="P38">This value is used every time Roller starts <text:span text:style-name="T4">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27"/>
      <text:h text:style-name="P116" text:outline-level="1">Weblog Export</text:h>
      <text:p text:style-name="Text_20_body">Roller includes an optional weblog export feature that allows you to export your weblog entries and uploaded Media Files to a format that is compatible with both Wordpress and MovableType. You can use the <text:span text:style-name="T2">Create &amp; Edit -&gt; Export</text:span> menu to do this. When you click one of the Export buttons, you will be prompted to download the resulting file.Here's the Export page:</text:p>
      <text:p text:style-name="Text_20_body"/>
      <text:p text:style-name="Text_20_body"><draw:frame draw:style-name="fr4" draw:name="graphics49" text:anchor-type="paragraph" svg:width="6.348in" svg:height="4.8957in" draw:z-index="83"><draw:image xlink:href="Pictures/10000201000002DA000002333E139C7A.png" xlink:type="simple" xlink:show="embed" xlink:actuate="onLoad"/></draw:frame></text:p>
      <text:p text:style-name="P16">Enabling Weblog Export</text:p>
      <text:p text:style-name="Text_20_body">Export is an optional feature that is disabled by default. </text:p>
      <text:p text:style-name="Text_20_body">If you do not see it in Roller, as your Roller admin to enable it by setting the <text:span text:style-name="T26">weblog.export.enabled</text:span> property to <text:span text:style-name="T26">true</text:span> in the <text:span text:style-name="T2">roller-custom.properties </text:span>file.</text:p>
      <text:h text:style-name="Heading_20_1" text:outline-level="1">Planet Roller administration </text:h>
      <text:p text:style-name="Text_20_body">Roller includes an aggregator known as Planet Roller, which makes it possible for you to aggregate together weblogs from a Roller server with weblogs that are hosted elsewhere. You can create multiple aggregation groups each with its own set of feeds, you can display aggregation groups on your weblog pages and Roller provides an RSS feed for each group you create.</text:p>
      <text:p text:style-name="Text_20_body">Roller's aggregator is not enabled by default. If you want to use it, you'll have to ask your site administrator to enable and configure it for you. Please refer to the Roller Installation Guide for more information on that topic.</text:p>
      <text:h text:style-name="Heading_20_2"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2">Planet Admin-&gt;Configuration</text:span> page, shown below.</text:p>
      <text:p text:style-name="Text_20_body"><draw:frame draw:style-name="fr1" draw:name="Frame34" text:anchor-type="paragraph" svg:x="0.2252in" svg:y="0.1846in" svg:width="6.4752in" draw:z-index="26"><draw:text-box fo:min-height="3.711in"><text:p text:style-name="Illustration"><draw:frame draw:style-name="fr5" draw:name="graphics36" text:anchor-type="paragraph" svg:x="0.0016in" svg:y="0.0008in" svg:width="6.4752in" style:rel-width="100%" svg:height="3.711in" style:rel-height="scale" draw:z-index="27"><draw:image xlink:href="Pictures/100002010000036E0000020262AC32CD.png" xlink:type="simple" xlink:show="embed" xlink:actuate="onLoad"/></draw:frame>Illustration <text:sequence text:ref-name="refIllustration32" text:name="Illustration" text:formula="ooow:Illustration+1" style:num-format="1">33</text:sequence>: Planet configuration <text:s/>page</text:p></draw:text-box></draw:frame></text:p>
      <text:p text:style-name="P16"/>
      <text:p text:style-name="P16"><text:bookmark text:name="section-AdministrationGuide_120-ToConfigurePlanetRollerYouMust"/>To configure Planet Roller, you must:</text:p>
      <text:list xml:id="list4948894822809094093" text:style-name="L44">
        <text:list-item>
          <text:p text:style-name="P82">Ensure that your site has an absolute URL in the <text:span text:style-name="T2">Global Admin-&gt;Configuration</text:span> page in the Site Settings section. </text:p>
        </text:list-item>
      </text:list>
      <text:list xml:id="list3688896387906443464" text:style-name="L45">
        <text:list-item>
          <text:p text:style-name="P83">If you are behind a proxy, you must enter proxy settings in the <text:span text:style-name="T2">Planet Admin-&gt;Configuration</text:span> page. </text:p>
        </text:list-item>
      </text:list>
      <text:p text:style-name="P47"/>
      <text:p text:style-name="Text_20_body"/>
      <text:h text:style-name="P117" text:outline-level="2"><text:bookmark text:name="section-AdministrationGuide_120-AddingExternalSubscriptionsToPlanetRoller"/>Adding external weblogs to Planet Roller</text:h>
      <text:p text:style-name="Text_20_body">Planet Roller allows you to create multiple aggregation groups each containing a different set of feeds, but there is also a special group known the <text:span text:style-name="T5">external</text:span> group that is managed by Roller. The external group<text:span text:style-name="T19"> includes all weblogs on your Roller server plus any externally hosted weblogs you choose to add. The RSS feed for the external group is available at /planetrss, so on a default Roller install its URL will be:</text:span></text:p>
      <text:p text:style-name="P23"><text:tab/>http://localhost:8080/roller/planetrss</text:p>
      <text:p text:style-name="P25">This section describes how to add and remove weblogs using the <text:span text:style-name="T2">Planet Admin-&gt;Subscriptions</text:span> page, shown below.</text:p>
      <text:p text:style-name="Text_20_body"><draw:frame draw:style-name="fr1" draw:name="Frame35" text:anchor-type="paragraph" svg:x="0.1811in" svg:y="0.1772in" svg:width="5.6484in" draw:z-index="24"><draw:text-box fo:min-height="4.389in"><text:p text:style-name="Illustration"><draw:frame draw:style-name="fr5" draw:name="graphics38" text:anchor-type="paragraph" svg:x="0.0016in" svg:y="0.0008in" svg:width="5.5146in" style:rel-width="97%" svg:height="4.0398in" style:rel-height="scale" draw:z-index="25"><draw:image xlink:href="Pictures/100002010000029A000001F34879CC9C.png" xlink:type="simple" xlink:show="embed" xlink:actuate="onLoad"/></draw:frame>Illustration <text:sequence text:ref-name="refIllustration33" text:name="Illustration" text:formula="ooow:Illustration+1" style:num-format="1">34</text:sequence>: Planet subscriptions page</text:p></draw:text-box></draw:frame></text:p>
      <text:p text:style-name="P46">Adding an external weblog to Planet Roller</text:p>
      <text:p text:style-name="P50"/>
      <text:p text:style-name="P28">To add an externally hosted weblog to the Planet, use the <text:span text:style-name="T2">Planet Admin-&gt;Subscriptions</text:span> page. Enter its title, newsfeed URL and website URL and click the Save button. </text:p>
      <text:p text:style-name="P28">Normally, you must complete all three fields, but if you have a Technorati license in your classpath you might be able to enter only the website URL and let Roller figure out the rest (by using Technorati).</text:p>
      <text:p text:style-name="P32">NOTE: Planet Roller only supports Atom and RSS newsfeeds that include entry level date information. If you enter a subscription that does not include dates, Planet Roller will accept it, but you may not see entries from the feed because Roller will assume that its entries are at least one day old.</text:p>
      <text:p text:style-name="P16">Removing an external weblog from Planet Roller</text:p>
      <text:p text:style-name="P28">You can select an existing subscription and edit it or delete it. The change will not be evident on the front page until the next scheduled Refresh Entries task runs. </text:p>
      <text:p text:style-name="Text_20_body"/>
      <text:h text:style-name="P117" text:outline-level="2">Adding custom groups to Planet Roller</text:h>
      <text:p text:style-name="Text_20_body">You can also add custom aggregation groups and Planet Roller will provide an RSS newsfeed for each group you add. For example, if you add groups with the handles <text:span text:style-name="T5">music</text:span> and <text:span text:style-name="T5">politics</text:span>, then you'll get two feeds at URLs like this:</text:p>
      <text:p text:style-name="P22"><text:tab/>http://localhost:8080/roller/planetrss?group=music</text:p>
      <text:p text:style-name="P24"><text:tab/>http://localhost:8080/roller/planetrss?group=politics</text:p>
      <text:p text:style-name="Text_20_body">To add new custom groups just use the <text:span text:style-name="T2">Planet Admin-&gt;Custom Groups</text:span> page, shown below. <text:s/></text:p>
      <text:p text:style-name="P48"><draw:frame draw:style-name="fr1" draw:name="Frame38" text:anchor-type="paragraph" svg:x="0.1283in" svg:y="0.1709in" svg:width="6.3917in" draw:z-index="30"><draw:text-box fo:min-height="4.2736in"><text:p text:style-name="Illustration"><draw:frame draw:style-name="fr5" draw:name="graphics41" text:anchor-type="paragraph" svg:x="0.0016in" svg:y="0.0008in" svg:width="6.3917in" style:rel-width="100%" svg:height="4.2736in" style:rel-height="scale" draw:z-index="31"><draw:image xlink:href="Pictures/10000201000002A9000001C3ACD85E2F.png" xlink:type="simple" xlink:show="embed" xlink:actuate="onLoad"/></draw:frame>Illustration <text:sequence text:ref-name="refIllustration34" text:name="Illustration" text:formula="ooow:Illustration+1" style:num-format="1">35</text:sequence>: Planet custom groups page</text:p></draw:text-box></draw:frame></text:p>
      <text:p text:style-name="P16">To create a custom group</text:p>
      <text:p text:style-name="Text_20_body">Go to the <text:span text:style-name="T2">Planet Admin-&gt;Custom Groups</text:span> page and enter the title and enter a title for the group, one that is appropriate for display in the group's RSS feed. Enter a handle a one word name for the group, which you'll use to refer to the group in your page templates. When you're done click the Save button</text:p>
      <text:p text:style-name="Text_20_body">You'll see your new group appear in the Existing Custom Aggregation Groups table. Click on the Subscriptions icons for your new group and you'll be taken to the <text:span text:style-name="T2">Planet Admin-&gt;Subscriptions</text:span> page so you can add feed subscriptions to the group.</text:p>
      <text:p text:style-name="Text_20_body">Enter the title, newsfeed URL and website URL for the feed you'd like to add and click the Save button to add it to the feeds list. Repeat once for each subscription you'd like to add to the group.</text:p>
      <text:h text:style-name="P116" text:outline-level="1">Apache Software License, Version 2.0</text:h>
      <text:p text:style-name="P5"/>
      <text:p text:style-name="P44"><text:s text:c="30"/>Apache License</text:p>
      <text:p text:style-name="P43"><text:s text:c="24"/>Version 2.0, January 2004</text:p>
      <text:p text:style-name="P43"><text:s text:c="21"/>http://www.apache.org/licenses/</text:p>
      <text:p text:style-name="P43"/>
      <text:p text:style-name="P43"><text:s text:c="3"/>TERMS AND CONDITIONS FOR USE, REPRODUCTION, AND DISTRIBUTION</text:p>
      <text:p text:style-name="P43"/>
      <text:p text:style-name="P43"><text:s text:c="3"/>1. Definitions.</text:p>
      <text:p text:style-name="P43"/>
      <text:p text:style-name="P43"><text:s text:c="6"/>"License" shall mean the terms and conditions for use, reproduction,</text:p>
      <text:p text:style-name="P43"><text:s text:c="6"/>and distribution as defined by Sections 1 through 9 of this document.</text:p>
      <text:p text:style-name="P43"/>
      <text:p text:style-name="P43"><text:s text:c="6"/>"Licensor" shall mean the copyright owner or entity authorized by</text:p>
      <text:p text:style-name="P43"><text:s text:c="6"/>the copyright owner that is granting the License.</text:p>
      <text:p text:style-name="P43"/>
      <text:p text:style-name="P43"><text:s text:c="6"/>"Legal Entity" shall mean the union of the acting entity and all</text:p>
      <text:p text:style-name="P43"><text:s text:c="6"/>other entities that control, are controlled by, or are under common</text:p>
      <text:p text:style-name="P43"><text:s text:c="6"/>control with that entity. For the purposes of this definition,</text:p>
      <text:p text:style-name="P43"><text:s text:c="6"/>"control" means (i) the power, direct or indirect, to cause the</text:p>
      <text:p text:style-name="P43"><text:s text:c="6"/>direction or management of such entity, whether by contract or</text:p>
      <text:p text:style-name="P43"><text:s text:c="6"/>otherwise, or (ii) ownership of fifty percent (50%) or more of the</text:p>
      <text:p text:style-name="P43"><text:s text:c="6"/>outstanding shares, or (iii) beneficial ownership of such entity.</text:p>
      <text:p text:style-name="P43"/>
      <text:p text:style-name="P43"><text:s text:c="6"/>"You" (or "Your") shall mean an individual or Legal Entity</text:p>
      <text:p text:style-name="P43"><text:s text:c="6"/>exercising permissions granted by this License.</text:p>
      <text:p text:style-name="P43"/>
      <text:p text:style-name="P43"><text:s text:c="6"/>"Source" form shall mean the preferred form for making modifications,</text:p>
      <text:p text:style-name="P43"><text:s text:c="6"/>including but not limited to software source code, documentation</text:p>
      <text:p text:style-name="P43"><text:s text:c="6"/>source, and configuration files.</text:p>
      <text:p text:style-name="P43"/>
      <text:p text:style-name="P43"><text:s text:c="6"/>"Object" form shall mean any form resulting from mechanical</text:p>
      <text:p text:style-name="P43"><text:s text:c="6"/>transformation or translation of a Source form, including but</text:p>
      <text:p text:style-name="P43"><text:s text:c="6"/>not limited to compiled object code, generated documentation,</text:p>
      <text:p text:style-name="P43"><text:s text:c="6"/>and conversions to other media types.</text:p>
      <text:p text:style-name="P43"/>
      <text:p text:style-name="P43"><text:s text:c="6"/>"Work" shall mean the work of authorship, whether in Source or</text:p>
      <text:p text:style-name="P43"><text:s text:c="6"/>Object form, made available under the License, as indicated by a</text:p>
      <text:p text:style-name="P43"><text:s text:c="6"/>copyright notice that is included in or attached to the work</text:p>
      <text:p text:style-name="P43"><text:s text:c="6"/>(an example is provided in the Appendix below).</text:p>
      <text:p text:style-name="P43"/>
      <text:p text:style-name="P43"><text:s text:c="6"/>"Derivative Works" shall mean any work, whether in Source or Object</text:p>
      <text:p text:style-name="P43"><text:s text:c="6"/>form, that is based on (or derived from) the Work and for which the</text:p>
      <text:p text:style-name="P43"><text:s text:c="6"/>editorial revisions, annotations, elaborations, or other modifications</text:p>
      <text:p text:style-name="P43"><text:s text:c="6"/>represent, as a whole, an original work of authorship. For the purposes</text:p>
      <text:p text:style-name="P43"><text:s text:c="6"/>of this License, Derivative Works shall not include works that remain</text:p>
      <text:p text:style-name="P43"><text:s text:c="6"/>separable from, or merely link (or bind by name) to the interfaces of,</text:p>
      <text:p text:style-name="P43"><text:s text:c="6"/>the Work and Derivative Works thereof.</text:p>
      <text:p text:style-name="P43"/>
      <text:p text:style-name="P43"><text:s text:c="6"/>"Contribution" shall mean any work of authorship, including</text:p>
      <text:p text:style-name="P43"><text:s text:c="6"/>the original version of the Work and any modifications or additions</text:p>
      <text:p text:style-name="P43"><text:s text:c="6"/>to that Work or Derivative Works thereof, that is intentionally</text:p>
      <text:p text:style-name="P43"><text:s text:c="6"/>submitted to Licensor for inclusion in the Work by the copyright owner</text:p>
      <text:p text:style-name="P43"><text:s text:c="6"/>or by an individual or Legal Entity authorized to submit on behalf of</text:p>
      <text:p text:style-name="P43"><text:s text:c="6"/>the copyright owner. For the purposes of this definition, "submitted"</text:p>
      <text:p text:style-name="P43"><text:s text:c="6"/>means any form of electronic, verbal, or written communication sent</text:p>
      <text:p text:style-name="P43"><text:s text:c="6"/>to the Licensor or its representatives, including but not limited to</text:p>
      <text:p text:style-name="P43"><text:s text:c="6"/>communication on electronic mailing lists, source code control systems,</text:p>
      <text:p text:style-name="P43"><text:s text:c="6"/>and issue tracking systems that are managed by, or on behalf of, the</text:p>
      <text:p text:style-name="P43"><text:s text:c="6"/>Licensor for the purpose of discussing and improving the Work, but</text:p>
      <text:p text:style-name="P43"><text:s text:c="6"/>excluding communication that is conspicuously marked or otherwise</text:p>
      <text:p text:style-name="P43"><text:s text:c="6"/>designated in writing by the copyright owner as "Not a Contribution."</text:p>
      <text:p text:style-name="P43"/>
      <text:p text:style-name="P43"><text:s text:c="6"/>"Contributor" shall mean Licensor and any individual or Legal Entity</text:p>
      <text:p text:style-name="P43"><text:s text:c="6"/>on behalf of whom a Contribution has been received by Licensor and</text:p>
      <text:p text:style-name="P43"><text:s text:c="6"/>subsequently incorporated within the Work.</text:p>
      <text:p text:style-name="P43"/>
      <text:p text:style-name="P43"><text:s text:c="3"/>2. Grant of Copyright License. Subject to the terms and conditions of</text:p>
      <text:p text:style-name="P43"><text:s text:c="6"/>this License, each Contributor hereby grants to You a perpetual,</text:p>
      <text:p text:style-name="P43"><text:s text:c="6"/>worldwide, non-exclusive, no-charge, royalty-free, irrevocable</text:p>
      <text:p text:style-name="P43"><text:s text:c="6"/>copyright license to reproduce, prepare Derivative Works of,</text:p>
      <text:p text:style-name="P43"><text:soft-page-break/><text:s text:c="6"/>publicly display, publicly perform, sublicense, and distribute the</text:p>
      <text:p text:style-name="P43"><text:s text:c="6"/>Work and such Derivative Works in Source or Object form.</text:p>
      <text:p text:style-name="P43"/>
      <text:p text:style-name="P43"><text:s text:c="3"/>3. Grant of Patent License. Subject to the terms and conditions of</text:p>
      <text:p text:style-name="P43"><text:s text:c="6"/>this License, each Contributor hereby grants to You a perpetual,</text:p>
      <text:p text:style-name="P43"><text:s text:c="6"/>worldwide, non-exclusive, no-charge, royalty-free, irrevocable</text:p>
      <text:p text:style-name="P43"><text:s text:c="6"/>(except as stated in this section) patent license to make, have made,</text:p>
      <text:p text:style-name="P43"><text:s text:c="6"/>use, offer to sell, sell, import, and otherwise transfer the Work,</text:p>
      <text:p text:style-name="P43"><text:s text:c="6"/>where such license applies only to those patent claims licensable</text:p>
      <text:p text:style-name="P43"><text:s text:c="6"/>by such Contributor that are necessarily infringed by their</text:p>
      <text:p text:style-name="P43"><text:s text:c="6"/>Contribution(s) alone or by combination of their Contribution(s)</text:p>
      <text:p text:style-name="P43"><text:s text:c="6"/>with the Work to which such Contribution(s) was submitted. If You</text:p>
      <text:p text:style-name="P43"><text:s text:c="6"/>institute patent litigation against any entity (including a</text:p>
      <text:p text:style-name="P43"><text:s text:c="6"/>cross-claim or counterclaim in a lawsuit) alleging that the Work</text:p>
      <text:p text:style-name="P43"><text:s text:c="6"/>or a Contribution incorporated within the Work constitutes direct</text:p>
      <text:p text:style-name="P43"><text:s text:c="6"/>or contributory patent infringement, then any patent licenses</text:p>
      <text:p text:style-name="P43"><text:s text:c="6"/>granted to You under this License for that Work shall terminate</text:p>
      <text:p text:style-name="P43"><text:s text:c="6"/>as of the date such litigation is filed.</text:p>
      <text:p text:style-name="P43"/>
      <text:p text:style-name="P43"><text:s text:c="3"/>4. Redistribution. You may reproduce and distribute copies of the</text:p>
      <text:p text:style-name="P43"><text:s text:c="6"/>Work or Derivative Works thereof in any medium, with or without</text:p>
      <text:p text:style-name="P43"><text:s text:c="6"/>modifications, and in Source or Object form, provided that You</text:p>
      <text:p text:style-name="P43"><text:s text:c="6"/>meet the following conditions:</text:p>
      <text:p text:style-name="P43"/>
      <text:p text:style-name="P43"><text:s text:c="6"/>(a) You must give any other recipients of the Work or</text:p>
      <text:p text:style-name="P43"><text:s text:c="10"/>Derivative Works a copy of this License; and</text:p>
      <text:p text:style-name="P43"/>
      <text:p text:style-name="P43"><text:s text:c="6"/>(b) You must cause any modified files to carry prominent notices</text:p>
      <text:p text:style-name="P43"><text:s text:c="10"/>stating that You changed the files; and</text:p>
      <text:p text:style-name="P43"/>
      <text:p text:style-name="P43"><text:s text:c="6"/>(c) You must retain, in the Source form of any Derivative Works</text:p>
      <text:p text:style-name="P43"><text:s text:c="10"/>that You distribute, all copyright, patent, trademark, and</text:p>
      <text:p text:style-name="P43"><text:s text:c="10"/>attribution notices from the Source form of the Work,</text:p>
      <text:p text:style-name="P43"><text:s text:c="10"/>excluding those notices that do not pertain to any part of</text:p>
      <text:p text:style-name="P43"><text:s text:c="10"/>the Derivative Works; and</text:p>
      <text:p text:style-name="P43"/>
      <text:p text:style-name="P43"><text:s text:c="6"/>(d) If the Work includes a "NOTICE" text file as part of its</text:p>
      <text:p text:style-name="P43"><text:s text:c="10"/>distribution, then any Derivative Works that You distribute must</text:p>
      <text:p text:style-name="P43"><text:s text:c="10"/>include a readable copy of the attribution notices contained</text:p>
      <text:p text:style-name="P43"><text:s text:c="10"/>within such NOTICE file, excluding those notices that do not</text:p>
      <text:p text:style-name="P43"><text:s text:c="10"/>pertain to any part of the Derivative Works, in at least one</text:p>
      <text:p text:style-name="P43"><text:s text:c="10"/>of the following places: within a NOTICE text file distributed</text:p>
      <text:p text:style-name="P43"><text:s text:c="10"/>as part of the Derivative Works; within the Source form or</text:p>
      <text:p text:style-name="P43"><text:s text:c="10"/>documentation, if provided along with the Derivative Works; or,</text:p>
      <text:p text:style-name="P43"><text:s text:c="10"/>within a display generated by the Derivative Works, if and</text:p>
      <text:p text:style-name="P43"><text:s text:c="10"/>wherever such third-party notices normally appear. The contents</text:p>
      <text:p text:style-name="P43"><text:s text:c="10"/>of the NOTICE file are for informational purposes only and</text:p>
      <text:p text:style-name="P43"><text:s text:c="10"/>do not modify the License. You may add Your own attribution</text:p>
      <text:p text:style-name="P43"><text:s text:c="10"/>notices within Derivative Works that You distribute, alongside</text:p>
      <text:p text:style-name="P43"><text:s text:c="10"/>or as an addendum to the NOTICE text from the Work, provided</text:p>
      <text:p text:style-name="P43"><text:s text:c="10"/>that such additional attribution notices cannot be construed</text:p>
      <text:p text:style-name="P43"><text:s text:c="10"/>as modifying the License.</text:p>
      <text:p text:style-name="P43"/>
      <text:p text:style-name="P43"><text:s text:c="6"/>You may add Your own copyright statement to Your modifications and</text:p>
      <text:p text:style-name="P43"><text:s text:c="6"/>may provide additional or different license terms and conditions</text:p>
      <text:p text:style-name="P43"><text:s text:c="6"/>for use, reproduction, or distribution of Your modifications, or</text:p>
      <text:p text:style-name="P43"><text:s text:c="6"/>for any such Derivative Works as a whole, provided Your use,</text:p>
      <text:p text:style-name="P43"><text:s text:c="6"/>reproduction, and distribution of the Work otherwise complies with</text:p>
      <text:p text:style-name="P43"><text:s text:c="6"/>the conditions stated in this License.</text:p>
      <text:p text:style-name="P43"/>
      <text:p text:style-name="P43"><text:s text:c="3"/>5. Submission of Contributions. Unless You explicitly state otherwise,</text:p>
      <text:p text:style-name="P43"><text:s text:c="6"/>any Contribution intentionally submitted for inclusion in the Work</text:p>
      <text:p text:style-name="P43"><text:s text:c="6"/>by You to the Licensor shall be under the terms and conditions of</text:p>
      <text:p text:style-name="P43"><text:s text:c="6"/>this License, without any additional terms or conditions.</text:p>
      <text:p text:style-name="P43"><text:s text:c="6"/>Notwithstanding the above, nothing herein shall supersede or modify</text:p>
      <text:p text:style-name="P43"><text:s text:c="6"/>the terms of any separate license agreement you may have executed</text:p>
      <text:p text:style-name="P43"><text:s text:c="6"/>with Licensor regarding such Contributions.</text:p>
      <text:p text:style-name="P43"/>
      <text:p text:style-name="P43"><text:s text:c="3"/>6. Trademarks. This License does not grant permission to use the trade</text:p>
      <text:p text:style-name="P43"><text:s text:c="6"/>names, trademarks, service marks, or product names of the Licensor,</text:p>
      <text:p text:style-name="P43"><text:s text:c="6"/>except as required for reasonable and customary use in describing the</text:p>
      <text:p text:style-name="P43"><text:s text:c="6"/>origin of the Work and reproducing the content of the NOTICE file.</text:p>
      <text:p text:style-name="P43"/>
      <text:p text:style-name="P43"><text:s text:c="3"/>7. Disclaimer of Warranty. Unless required by applicable law or</text:p>
      <text:p text:style-name="P43"><text:s text:c="6"/>agreed to in writing, Licensor provides the Work (and each</text:p>
      <text:p text:style-name="P43"><text:s text:c="6"/>Contributor provides its Contributions) on an "AS IS" BASIS,</text:p>
      <text:p text:style-name="P43"><text:soft-page-break/><text:s text:c="6"/>WITHOUT WARRANTIES OR CONDITIONS OF ANY KIND, either express or</text:p>
      <text:p text:style-name="P43"><text:s text:c="6"/>implied, including, without limitation, any warranties or conditions</text:p>
      <text:p text:style-name="P43"><text:s text:c="6"/>of TITLE, NON-INFRINGEMENT, MERCHANTABILITY, or FITNESS FOR A</text:p>
      <text:p text:style-name="P43"><text:s text:c="6"/>PARTICULAR PURPOSE. You are solely responsible for determining the</text:p>
      <text:p text:style-name="P43"><text:s text:c="6"/>appropriateness of using or redistributing the Work and assume any</text:p>
      <text:p text:style-name="P43"><text:s text:c="6"/>risks associated with Your exercise of permissions under this License.</text:p>
      <text:p text:style-name="P43"/>
      <text:p text:style-name="P43"><text:s text:c="3"/>8. Limitation of Liability. In no event and under no legal theory,</text:p>
      <text:p text:style-name="P43"><text:s text:c="6"/>whether in tort (including negligence), contract, or otherwise,</text:p>
      <text:p text:style-name="P43"><text:s text:c="6"/>unless required by applicable law (such as deliberate and grossly</text:p>
      <text:p text:style-name="P43"><text:s text:c="6"/>negligent acts) or agreed to in writing, shall any Contributor be</text:p>
      <text:p text:style-name="P43"><text:s text:c="6"/>liable to You for damages, including any direct, indirect, special,</text:p>
      <text:p text:style-name="P43"><text:s text:c="6"/>incidental, or consequential damages of any character arising as a</text:p>
      <text:p text:style-name="P43"><text:s text:c="6"/>result of this License or out of the use or inability to use the</text:p>
      <text:p text:style-name="P43"><text:s text:c="6"/>Work (including but not limited to damages for loss of goodwill,</text:p>
      <text:p text:style-name="P43"><text:s text:c="6"/>work stoppage, computer failure or malfunction, or any and all</text:p>
      <text:p text:style-name="P43"><text:s text:c="6"/>other commercial damages or losses), even if such Contributor</text:p>
      <text:p text:style-name="P43"><text:s text:c="6"/>has been advised of the possibility of such damages.</text:p>
      <text:p text:style-name="P43"/>
      <text:p text:style-name="P43"><text:s text:c="3"/>9. Accepting Warranty or Additional Liability. While redistributing</text:p>
      <text:p text:style-name="P43"><text:s text:c="6"/>the Work or Derivative Works thereof, You may choose to offer,</text:p>
      <text:p text:style-name="P43"><text:s text:c="6"/>and charge a fee for, acceptance of support, warranty, indemnity,</text:p>
      <text:p text:style-name="P43"><text:s text:c="6"/>or other liability obligations and/or rights consistent with this</text:p>
      <text:p text:style-name="P43"><text:s text:c="6"/>License. However, in accepting such obligations, You may act only</text:p>
      <text:p text:style-name="P43"><text:s text:c="6"/>on Your own behalf and on Your sole responsibility, not on behalf</text:p>
      <text:p text:style-name="P43"><text:s text:c="6"/>of any other Contributor, and only if You agree to indemnify,</text:p>
      <text:p text:style-name="P43"><text:s text:c="6"/>defend, and hold each Contributor harmless for any liability</text:p>
      <text:p text:style-name="P43"><text:s text:c="6"/>incurred by, or claims asserted against, such Contributor by reason</text:p>
      <text:p text:style-name="P43"><text:s text:c="6"/>of your accepting any such warranty or additional liability.</text:p>
      <text:p text:style-name="P43"/>
      <text:p text:style-name="P43"><text:s text:c="3"/>END OF TERMS AND CONDITIONS</text:p>
      <text:p text:style-name="P43"/>
      <text:p text:style-name="P43"><text:s text:c="3"/>APPENDIX: How to apply the Apache License to your work.</text:p>
      <text:p text:style-name="P43"/>
      <text:p text:style-name="P43"><text:s text:c="6"/>To apply the Apache License to your work, attach the following</text:p>
      <text:p text:style-name="P43"><text:s text:c="6"/>boilerplate notice, with the fields enclosed by brackets "[]"</text:p>
      <text:p text:style-name="P43"><text:s text:c="6"/>replaced with your own identifying information. (Don't include</text:p>
      <text:p text:style-name="P43"><text:s text:c="6"/>the brackets!) <text:s/>The text should be enclosed in the appropriate</text:p>
      <text:p text:style-name="P43"><text:s text:c="6"/>comment syntax for the file format. We also recommend that a</text:p>
      <text:p text:style-name="P43"><text:s text:c="6"/>file or class name and description of purpose be included on the</text:p>
      <text:p text:style-name="P43"><text:s text:c="6"/>same "printed page" as the copyright notice for easier</text:p>
      <text:p text:style-name="P43"><text:s text:c="6"/>identification within third-party archives.</text:p>
      <text:p text:style-name="P43"/>
      <text:p text:style-name="P43"><text:s text:c="3"/>Copyright [yyyy] [name of copyright owner]</text:p>
      <text:p text:style-name="P43"/>
      <text:p text:style-name="P43"><text:s text:c="3"/>Licensed under the Apache License, Version 2.0 (the "License");</text:p>
      <text:p text:style-name="P43"><text:s text:c="3"/>you may not use this file except in compliance with the License.</text:p>
      <text:p text:style-name="P43"><text:s text:c="3"/>You may obtain a copy of the License at</text:p>
      <text:p text:style-name="P43"/>
      <text:p text:style-name="P43"><text:s text:c="7"/>http://www.apache.org/licenses/LICENSE-2.0</text:p>
      <text:p text:style-name="P43"/>
      <text:p text:style-name="P43"><text:s text:c="3"/>Unless required by applicable law or agreed to in writing, software</text:p>
      <text:p text:style-name="P43"><text:s text:c="3"/>distributed under the License is distributed on an "AS IS" BASIS,</text:p>
      <text:p text:style-name="P43"><text:s text:c="3"/>WITHOUT WARRANTIES OR CONDITIONS OF ANY KIND, either express or implied.</text:p>
      <text:p text:style-name="P43"><text:s text:c="3"/>See the License for the specific language governing permissions and</text:p>
      <text:p text:style-name="P43"><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fo:font-family="'Times New Roman'" style:font-style-name="Regular" style:font-family-generic="roman" style:font-pitch="variable"/>
    </style:style>
    <style:style style:name="Text_20_body" style:display-name="Text body" style:family="paragraph" style:parent-style-name="Standard" style:class="text">
      <style:paragraph-properties fo:margin-top="0in" fo:margin-bottom="0.0598in" style: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Helvetica" fo:font-family="Helvetica" style:font-style-name="Regular" style:font-family-generic="swiss" style:font-pitch="variable" fo:font-size="18pt" fo:font-weight="normal"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family="Helvetica" style:font-style-name="Bold Italic" style:font-family-generic="swiss" style:font-pitch="variable"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fo:margin-left="0in" fo:margin-right="0in" fo:text-indent="0in" style:auto-text-indent="false" style:page-number="auto" style:shadow="none">
        <style:tab-stops>
          <style:tab-stop style:position="6.5in" style:type="right" style:leader-style="dotted" style:leader-text="."/>
        </style:tab-stops>
      </style:paragraph-properties>
      <style:text-properties style:font-name="Times New Roman" fo:font-family="'Times New Roman'" style:font-style-name="Regular" style:font-family-generic="roman" style:font-pitch="variable" fo:font-size="12pt" fo:font-weight="bold"/>
    </style:style>
    <style:style style:name="Contents_20_2" style:display-name="Contents 2" style:family="paragraph" style:parent-style-name="Index" style:list-style-name=""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style:contextual-spacing="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Outline_20_1" style:display-name="Outline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text-properties style:font-name="Courier New" fo:font-family="'Courier New'" style:font-style-name="Regular" style:font-pitch="fixed"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Title_20_Page" style:display-name="Title Page" style:page-layout-name="Mpm3" style:next-style-name="Contents_20_Page"/>
    <style:master-page style:name="Contents_20_Page" style:display-name="Contents Page" style:page-layout-name="Mpm4" style:next-style-name="Body_20_Page">
      <style:footer>
        <text:p text:style-name="MP1"><text:title/><text:tab/><text:page-number text:select-page="current">0</text:page-number></text:p>
      </style:footer>
    </style:master-page>
    <style:master-page style:name="Body_20_Page" style:display-name="Body Page" style:page-layout-name="Mpm5">
      <style:footer>
        <text:p text:style-name="MP1"><text:title/><text:tab/><text:page-number text:select-page="current">7</text:page-number></text:p>
      </style:footer>
    </style:master-page>
    <style:master-page style:name="Index_20_Page" style:display-name="Index Page" style:page-layout-name="Mpm4" style:next-style-name="License_20_Page">
      <style:footer>
        <text:p text:style-name="MP1"><text:title/><text:tab/><text:tab/><text:page-number text:select-page="current">0</text:page-number></text:p>
      </style:footer>
    </style:master-page>
    <style:master-page style:name="License_20_Page" style:display-name="License Page" style:page-layout-name="Mpm4">
      <style:footer>
        <text:p text:style-name="MP1"><text:title/><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initial-creator>Dave Johnson</meta:initial-creator>
    <meta:creation-date>2007-07-05T10:04:44</meta:creation-date>
    <dc:date>2014-06-27T09:28:34.827766876</dc:date>
    <dc:language>en-US</dc:language>
    <meta:editing-cycles>51</meta:editing-cycles>
    <meta:editing-duration>PT20H51M44S</meta:editing-duration>
    <dc:creator>Glen </dc:creator>
    <meta:document-statistic meta:table-count="1" meta:image-count="49" meta:object-count="0" meta:page-count="58" meta:paragraph-count="720" meta:word-count="14341" meta:character-count="84948" meta:non-whitespace-character-count="69944"/>
    <meta:user-defined meta:name="Info 1"/>
    <meta:user-defined meta:name="Info 2"/>
    <meta:user-defined meta:name="Info 3"/>
    <meta:user-defined meta:name="Info 4"/>
  </office:meta>
</office:document-meta>
</file>